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8000000067D63C07A5210F919.png" manifest:media-type="image/png"/>
  <manifest:file-entry manifest:full-path="Pictures/1000040B000000D5000000973C0D0312DA07188D.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0464a6" officeooo:paragraph-rsid="000464a6"/>
    </style:style>
    <style:style style:name="P2" style:family="paragraph" style:parent-style-name="Text_20_body">
      <style:text-properties officeooo:rsid="00093df3" officeooo:paragraph-rsid="00093df3"/>
    </style:style>
    <style:style style:name="P3" style:family="paragraph" style:parent-style-name="Text_20_body">
      <style:paragraph-properties fo:text-align="start" style:justify-single-word="false"/>
      <style:text-properties officeooo:rsid="00093df3" officeooo:paragraph-rsid="0015f41d"/>
    </style:style>
    <style:style style:name="P4" style:family="paragraph" style:parent-style-name="Text_20_body">
      <style:text-properties officeooo:rsid="000cee60" officeooo:paragraph-rsid="000cee60"/>
    </style:style>
    <style:style style:name="P5" style:family="paragraph" style:parent-style-name="Text_20_body">
      <style:text-properties officeooo:rsid="000ed508" officeooo:paragraph-rsid="000ed508"/>
    </style:style>
    <style:style style:name="P6" style:family="paragraph" style:parent-style-name="Text_20_body">
      <style:text-properties officeooo:rsid="000ed508" officeooo:paragraph-rsid="000cee60"/>
    </style:style>
    <style:style style:name="P7" style:family="paragraph" style:parent-style-name="Text_20_body">
      <style:text-properties officeooo:rsid="0014a943" officeooo:paragraph-rsid="0014a943"/>
    </style:style>
    <style:style style:name="P8" style:family="paragraph" style:parent-style-name="Text_20_body">
      <style:text-properties officeooo:rsid="0017559a" officeooo:paragraph-rsid="0018e840"/>
    </style:style>
    <style:style style:name="P9" style:family="paragraph" style:parent-style-name="Text_20_body">
      <style:text-properties officeooo:rsid="0019bf65" officeooo:paragraph-rsid="0019bf65"/>
    </style:style>
    <style:style style:name="P10" style:family="paragraph" style:parent-style-name="Text_20_body">
      <style:text-properties officeooo:rsid="000afafa" officeooo:paragraph-rsid="00062cc1"/>
    </style:style>
    <style:style style:name="P11" style:family="paragraph" style:parent-style-name="Text_20_body">
      <style:text-properties fo:font-weight="bold" officeooo:rsid="001b4c04" officeooo:paragraph-rsid="002c71b1" style:font-weight-asian="bold" style:font-weight-complex="bold"/>
    </style:style>
    <style:style style:name="P12" style:family="paragraph" style:parent-style-name="Text_20_body">
      <style:text-properties fo:font-weight="bold" officeooo:rsid="001b4c04" officeooo:paragraph-rsid="005f1352" style:font-weight-asian="bold" style:font-weight-complex="bold"/>
    </style:style>
    <style:style style:name="P13" style:family="paragraph" style:parent-style-name="Text_20_body">
      <style:text-properties fo:font-weight="bold" officeooo:rsid="001b4c04" officeooo:paragraph-rsid="007aa46a" style:font-weight-asian="bold" style:font-weight-complex="bold"/>
    </style:style>
    <style:style style:name="P14" style:family="paragraph" style:parent-style-name="Text_20_body">
      <style:text-properties fo:font-weight="bold" officeooo:rsid="0036e1e6" officeooo:paragraph-rsid="0040f2aa" style:font-weight-asian="bold" style:font-weight-complex="bold"/>
    </style:style>
    <style:style style:name="P15" style:family="paragraph" style:parent-style-name="Text_20_body">
      <style:text-properties fo:font-weight="bold" officeooo:rsid="0093fbca" officeooo:paragraph-rsid="0096577d" style:font-weight-asian="bold" style:font-weight-complex="bold"/>
    </style:style>
    <style:style style:name="P16" style:family="paragraph" style:parent-style-name="Text_20_body">
      <style:text-properties fo:font-weight="bold" officeooo:paragraph-rsid="006b3281"/>
    </style:style>
    <style:style style:name="P17" style:family="paragraph" style:parent-style-name="Text_20_body">
      <style:text-properties fo:font-weight="bold" officeooo:rsid="00a1e262" officeooo:paragraph-rsid="00aa213b"/>
    </style:style>
    <style:style style:name="P18" style:family="paragraph" style:parent-style-name="Text_20_body">
      <style:text-properties fo:font-weight="bold" officeooo:paragraph-rsid="00a1e262"/>
    </style:style>
    <style:style style:name="P19" style:family="paragraph" style:parent-style-name="Text_20_body">
      <style:text-properties fo:font-weight="bold" officeooo:paragraph-rsid="00a30e17"/>
    </style:style>
    <style:style style:name="P20" style:family="paragraph" style:parent-style-name="Text_20_body">
      <style:text-properties fo:font-weight="bold" officeooo:rsid="009f3d75" officeooo:paragraph-rsid="00bb6c4a"/>
    </style:style>
    <style:style style:name="P21" style:family="paragraph" style:parent-style-name="Text_20_body">
      <style:text-properties fo:font-weight="bold" officeooo:rsid="00ae5a9b" officeooo:paragraph-rsid="00b6ec23"/>
    </style:style>
    <style:style style:name="P22" style:family="paragraph" style:parent-style-name="Text_20_body">
      <style:text-properties fo:color="#000000" fo:font-weight="normal" officeooo:rsid="0086fd92" officeooo:paragraph-rsid="00873b54" style:font-weight-asian="normal" style:font-weight-complex="normal"/>
    </style:style>
    <style:style style:name="P23" style:family="paragraph" style:parent-style-name="Text_20_body">
      <style:text-properties fo:color="#000000" fo:language="de" fo:country="DE" fo:font-style="normal" fo:font-weight="normal" officeooo:rsid="0096d761" officeooo:paragraph-rsid="00aa213b" style:font-style-asian="normal" style:font-weight-asian="normal" style:font-style-complex="normal" style:font-weight-complex="normal"/>
    </style:style>
    <style:style style:name="P24" style:family="paragraph" style:parent-style-name="Text_20_body">
      <style:text-properties fo:color="#000000" fo:language="de" fo:country="DE" fo:font-style="normal" fo:font-weight="normal" officeooo:rsid="0096d761" officeooo:paragraph-rsid="0097d6f6" style:font-style-asian="normal" style:font-weight-asian="normal" style:font-style-complex="normal" style:font-weight-complex="normal"/>
    </style:style>
    <style:style style:name="P25" style:family="paragraph" style:parent-style-name="Text_20_body">
      <style:text-properties fo:color="#000000" fo:language="de" fo:country="DE" fo:font-style="normal" fo:font-weight="normal" officeooo:rsid="0096d761" officeooo:paragraph-rsid="00d732c5" style:font-style-asian="normal" style:font-weight-asian="normal" style:font-style-complex="normal" style:font-weight-complex="normal"/>
    </style:style>
    <style:style style:name="P26" style:family="paragraph" style:parent-style-name="Text_20_body">
      <style:text-properties officeooo:rsid="006d4e2d" officeooo:paragraph-rsid="007ddd1d"/>
    </style:style>
    <style:style style:name="P27" style:family="paragraph" style:parent-style-name="Text_20_body">
      <style:text-properties officeooo:rsid="006d4e2d" officeooo:paragraph-rsid="00850c6f"/>
    </style:style>
    <style:style style:name="P28" style:family="paragraph" style:parent-style-name="Text_20_body">
      <style:text-properties officeooo:rsid="0010c1ba" officeooo:paragraph-rsid="00124900"/>
    </style:style>
    <style:style style:name="P29" style:family="paragraph" style:parent-style-name="Text_20_body">
      <style:text-properties officeooo:rsid="007bf52a" officeooo:paragraph-rsid="007bf52a"/>
    </style:style>
    <style:style style:name="P30" style:family="paragraph" style:parent-style-name="Text_20_body">
      <style:text-properties officeooo:rsid="0091df06" officeooo:paragraph-rsid="00a1e262"/>
    </style:style>
    <style:style style:name="P31" style:family="paragraph" style:parent-style-name="Text_20_body">
      <style:text-properties officeooo:paragraph-rsid="009bc615"/>
    </style:style>
    <style:style style:name="P32" style:family="paragraph" style:parent-style-name="Text_20_body">
      <style:text-properties officeooo:rsid="00abd2c5" officeooo:paragraph-rsid="00acac04"/>
    </style:style>
    <style:style style:name="P33" style:family="paragraph" style:parent-style-name="Text_20_body">
      <style:text-properties officeooo:rsid="00ce0fde" officeooo:paragraph-rsid="00ce0fde"/>
    </style:style>
    <style:style style:name="P34" style:family="paragraph" style:parent-style-name="Text_20_body">
      <style:text-properties officeooo:rsid="00cf8b15" officeooo:paragraph-rsid="00d86ba7"/>
    </style:style>
    <style:style style:name="P35" style:family="paragraph" style:parent-style-name="Text_20_body">
      <style:text-properties officeooo:rsid="00c799a5" officeooo:paragraph-rsid="00da8326"/>
    </style:style>
    <style:style style:name="P36" style:family="paragraph" style:parent-style-name="Text_20_body" style:list-style-name="L1">
      <style:text-properties officeooo:rsid="00093df3" officeooo:paragraph-rsid="00093df3"/>
    </style:style>
    <style:style style:name="P37" style:family="paragraph" style:parent-style-name="Text_20_body" style:list-style-name="L2">
      <style:text-properties officeooo:rsid="00062cc1" officeooo:paragraph-rsid="00062cc1"/>
    </style:style>
    <style:style style:name="P38" style:family="paragraph" style:parent-style-name="Text_20_body" style:list-style-name="L3">
      <style:text-properties officeooo:rsid="00062cc1" officeooo:paragraph-rsid="00062cc1"/>
    </style:style>
    <style:style style:name="P39" style:family="paragraph" style:parent-style-name="Text_20_body" style:list-style-name="L3">
      <style:text-properties fo:language="en" fo:country="US" officeooo:rsid="00062cc1" officeooo:paragraph-rsid="00062cc1"/>
    </style:style>
    <style:style style:name="P40" style:family="paragraph" style:parent-style-name="Text_20_body" style:list-style-name="L4">
      <style:text-properties officeooo:rsid="0014a943" officeooo:paragraph-rsid="0014a943"/>
    </style:style>
    <style:style style:name="P41" style:family="paragraph" style:parent-style-name="Text_20_body" style:list-style-name="L5">
      <style:text-properties officeooo:rsid="001b409e" officeooo:paragraph-rsid="001b409e"/>
    </style:style>
    <style:style style:name="P42" style:family="paragraph" style:parent-style-name="Text_20_body">
      <style:text-properties fo:font-weight="bold" officeooo:paragraph-rsid="00ddb5ef"/>
    </style:style>
    <style:style style:name="P43" style:family="paragraph" style:parent-style-name="Text_20_body">
      <style:text-properties fo:font-style="normal" fo:font-weight="bold" officeooo:rsid="00ddb5ef" officeooo:paragraph-rsid="00de8aea" style:font-style-asian="normal" style:font-style-complex="normal"/>
    </style:style>
    <style:style style:name="P44" style:family="paragraph" style:parent-style-name="Text_20_body">
      <style:text-properties fo:font-style="normal" fo:font-weight="bold" officeooo:rsid="00ddb5ef" officeooo:paragraph-rsid="00e25d88" style:font-style-asian="normal" style:font-style-complex="normal"/>
    </style:style>
    <style:style style:name="P45" style:family="paragraph" style:parent-style-name="Text_20_body">
      <style:text-properties officeooo:paragraph-rsid="00e25d88"/>
    </style:style>
    <style:style style:name="P46" style:family="paragraph" style:parent-style-name="Text_20_body">
      <style:text-properties officeooo:paragraph-rsid="00e37618"/>
    </style:style>
    <style:style style:name="P47" style:family="paragraph" style:parent-style-name="Text_20_body">
      <style:text-properties officeooo:rsid="00c8f3e0" officeooo:paragraph-rsid="00e525ce"/>
    </style:style>
    <style:style style:name="P48" style:family="paragraph" style:parent-style-name="Text_20_body">
      <style:text-properties officeooo:paragraph-rsid="00e525ce"/>
    </style:style>
    <style:style style:name="P49" style:family="paragraph" style:parent-style-name="Heading_20_1">
      <style:text-properties officeooo:rsid="00093df3" officeooo:paragraph-rsid="00093df3"/>
    </style:style>
    <style:style style:name="P50" style:family="paragraph" style:parent-style-name="Heading_20_1">
      <style:text-properties officeooo:rsid="00062cc1" officeooo:paragraph-rsid="00062cc1"/>
    </style:style>
    <style:style style:name="P51" style:family="paragraph" style:parent-style-name="Heading_20_1">
      <style:text-properties officeooo:rsid="001b4c04" officeooo:paragraph-rsid="001b4c04"/>
    </style:style>
    <style:style style:name="P52" style:family="paragraph" style:parent-style-name="Heading_20_2">
      <style:text-properties officeooo:paragraph-rsid="008fa44e"/>
    </style:style>
    <style:style style:name="P53" style:family="paragraph" style:parent-style-name="Heading_20_2">
      <style:text-properties officeooo:paragraph-rsid="007d4dfb"/>
    </style:style>
    <style:style style:name="P5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93df3"/>
    </style:style>
    <style:style style:name="T2" style:family="text">
      <style:text-properties officeooo:rsid="000afafa"/>
    </style:style>
    <style:style style:name="T3" style:family="text">
      <style:text-properties officeooo:rsid="000ed508"/>
    </style:style>
    <style:style style:name="T4" style:family="text">
      <style:text-properties fo:language="en" fo:country="US" officeooo:rsid="000ed508"/>
    </style:style>
    <style:style style:name="T5" style:family="text">
      <style:text-properties fo:language="en" fo:country="US" fo:font-style="normal" officeooo:rsid="008765b7" style:font-style-asian="normal" style:font-style-complex="normal"/>
    </style:style>
    <style:style style:name="T6" style:family="text">
      <style:text-properties officeooo:rsid="0014a943"/>
    </style:style>
    <style:style style:name="T7" style:family="text">
      <style:text-properties officeooo:rsid="0015f41d"/>
    </style:style>
    <style:style style:name="T8" style:family="text">
      <style:text-properties officeooo:rsid="0018e840"/>
    </style:style>
    <style:style style:name="T9" style:family="text">
      <style:text-properties officeooo:rsid="001b409e"/>
    </style:style>
    <style:style style:name="T10" style:family="text">
      <style:text-properties fo:font-weight="normal" style:font-weight-asian="normal" style:font-weight-complex="normal"/>
    </style:style>
    <style:style style:name="T11" style:family="text">
      <style:text-properties fo:font-weight="normal" officeooo:rsid="001bf7ea" style:font-weight-asian="normal" style:font-weight-complex="normal"/>
    </style:style>
    <style:style style:name="T12" style:family="text">
      <style:text-properties fo:font-weight="normal" officeooo:rsid="001d03f9" style:font-weight-asian="normal" style:font-weight-complex="normal"/>
    </style:style>
    <style:style style:name="T13" style:family="text">
      <style:text-properties fo:font-weight="normal" officeooo:rsid="001ee99e" style:font-weight-asian="normal" style:font-weight-complex="normal"/>
    </style:style>
    <style:style style:name="T14" style:family="text">
      <style:text-properties fo:font-weight="normal" officeooo:rsid="001f4d2d" style:font-weight-asian="normal" style:font-weight-complex="normal"/>
    </style:style>
    <style:style style:name="T15" style:family="text">
      <style:text-properties fo:font-weight="normal" officeooo:rsid="0020d06b" style:font-weight-asian="normal" style:font-weight-complex="normal"/>
    </style:style>
    <style:style style:name="T16" style:family="text">
      <style:text-properties fo:font-weight="normal" officeooo:rsid="00222288" style:font-weight-asian="normal" style:font-weight-complex="normal"/>
    </style:style>
    <style:style style:name="T17" style:family="text">
      <style:text-properties fo:font-weight="normal" officeooo:rsid="0022b049" style:font-weight-asian="normal" style:font-weight-complex="normal"/>
    </style:style>
    <style:style style:name="T18" style:family="text">
      <style:text-properties fo:font-weight="normal" officeooo:rsid="0022f0e3" style:font-weight-asian="normal" style:font-weight-complex="normal"/>
    </style:style>
    <style:style style:name="T19" style:family="text">
      <style:text-properties fo:font-weight="normal" officeooo:rsid="0024cd59" style:font-weight-asian="normal" style:font-weight-complex="normal"/>
    </style:style>
    <style:style style:name="T20" style:family="text">
      <style:text-properties fo:font-weight="normal" officeooo:rsid="002508b0" style:font-weight-asian="normal" style:font-weight-complex="normal"/>
    </style:style>
    <style:style style:name="T21" style:family="text">
      <style:text-properties fo:font-weight="normal" officeooo:rsid="00260d35" style:font-weight-asian="normal" style:font-weight-complex="normal"/>
    </style:style>
    <style:style style:name="T22" style:family="text">
      <style:text-properties fo:font-weight="normal" officeooo:rsid="002687c5" style:font-weight-asian="normal" style:font-weight-complex="normal"/>
    </style:style>
    <style:style style:name="T23" style:family="text">
      <style:text-properties fo:font-weight="normal" officeooo:rsid="005a3b8b" style:font-weight-asian="normal" style:font-weight-complex="normal"/>
    </style:style>
    <style:style style:name="T24" style:family="text">
      <style:text-properties fo:font-weight="normal" officeooo:rsid="005d3806" style:font-weight-asian="normal" style:font-weight-complex="normal"/>
    </style:style>
    <style:style style:name="T25" style:family="text">
      <style:text-properties fo:font-weight="normal" officeooo:rsid="005f1352" style:font-weight-asian="normal" style:font-weight-complex="normal"/>
    </style:style>
    <style:style style:name="T26" style:family="text">
      <style:text-properties fo:font-weight="normal" officeooo:rsid="0063c39f" style:font-weight-asian="normal" style:font-weight-complex="normal"/>
    </style:style>
    <style:style style:name="T27" style:family="text">
      <style:text-properties fo:font-weight="normal" officeooo:rsid="006b3281" style:font-weight-asian="normal" style:font-weight-complex="normal"/>
    </style:style>
    <style:style style:name="T28" style:family="text">
      <style:text-properties fo:font-weight="normal" officeooo:rsid="00a15025" style:font-weight-asian="normal" style:font-weight-complex="normal"/>
    </style:style>
    <style:style style:name="T29" style:family="text">
      <style:text-properties fo:font-weight="normal" officeooo:rsid="00ddb5ef" style:font-weight-asian="normal" style:font-weight-complex="normal"/>
    </style:style>
    <style:style style:name="T30" style:family="text">
      <style:text-properties fo:font-weight="normal" officeooo:rsid="00dda7b3" style:font-weight-asian="normal" style:font-weight-complex="normal"/>
    </style:style>
    <style:style style:name="T31" style:family="text">
      <style:text-properties fo:font-weight="normal" officeooo:rsid="006d4e2d" style:font-weight-asian="normal" style:font-weight-complex="normal"/>
    </style:style>
    <style:style style:name="T32" style:family="text">
      <style:text-properties fo:font-weight="normal" officeooo:rsid="00de8aea" style:font-weight-asian="normal" style:font-weight-complex="normal"/>
    </style:style>
    <style:style style:name="T33" style:family="text">
      <style:text-properties fo:font-weight="normal" officeooo:rsid="00e066c9" style:font-weight-asian="normal" style:font-weight-complex="normal"/>
    </style:style>
    <style:style style:name="T34" style:family="text">
      <style:text-properties fo:font-weight="normal" officeooo:rsid="00e25d88" style:font-weight-asian="normal" style:font-weight-complex="normal"/>
    </style:style>
    <style:style style:name="T35" style:family="text">
      <style:text-properties officeooo:rsid="001bf7ea"/>
    </style:style>
    <style:style style:name="T36" style:family="text">
      <style:text-properties fo:font-style="italic" fo:font-weight="normal" officeooo:rsid="001bf7ea" style:font-style-asian="italic" style:font-weight-asian="normal" style:font-style-complex="italic" style:font-weight-complex="normal"/>
    </style:style>
    <style:style style:name="T37" style:family="text">
      <style:text-properties fo:font-style="italic" fo:font-weight="normal" officeooo:rsid="001ee99e" style:font-style-asian="italic" style:font-weight-asian="normal" style:font-style-complex="italic" style:font-weight-complex="normal"/>
    </style:style>
    <style:style style:name="T38" style:family="text">
      <style:text-properties fo:font-style="italic" fo:font-weight="normal" officeooo:rsid="0020d06b" style:font-style-asian="italic" style:font-weight-asian="normal" style:font-style-complex="italic" style:font-weight-complex="normal"/>
    </style:style>
    <style:style style:name="T39" style:family="text">
      <style:text-properties fo:font-style="italic" fo:font-weight="normal" officeooo:rsid="0022b049" style:font-style-asian="italic" style:font-weight-asian="normal" style:font-style-complex="italic" style:font-weight-complex="normal"/>
    </style:style>
    <style:style style:name="T40" style:family="text">
      <style:text-properties fo:font-style="italic" fo:font-weight="normal" officeooo:rsid="0024cd59" style:font-style-asian="italic" style:font-weight-asian="normal" style:font-style-complex="italic" style:font-weight-complex="normal"/>
    </style:style>
    <style:style style:name="T41" style:family="text">
      <style:text-properties fo:font-style="italic" fo:font-weight="normal" officeooo:rsid="005a3b8b" style:font-style-asian="italic" style:font-weight-asian="normal" style:font-style-complex="italic" style:font-weight-complex="normal"/>
    </style:style>
    <style:style style:name="T42" style:family="text">
      <style:text-properties fo:font-style="italic" fo:font-weight="normal" officeooo:rsid="00ca717a" style:font-style-asian="italic" style:font-weight-asian="normal" style:font-style-complex="italic" style:font-weight-complex="normal"/>
    </style:style>
    <style:style style:name="T43" style:family="text">
      <style:text-properties fo:font-style="italic" fo:font-weight="normal" officeooo:rsid="00ddb5ef" style:font-style-asian="italic" style:font-weight-asian="normal" style:font-style-complex="italic" style:font-weight-complex="normal"/>
    </style:style>
    <style:style style:name="T44" style:family="text">
      <style:text-properties fo:font-style="italic" officeooo:rsid="007bf52a" style:font-style-asian="italic" style:font-style-complex="italic"/>
    </style:style>
    <style:style style:name="T45" style:family="text">
      <style:text-properties fo:font-style="italic" officeooo:rsid="0093fbca" style:font-style-asian="italic" style:font-style-complex="italic"/>
    </style:style>
    <style:style style:name="T46" style:family="text">
      <style:text-properties fo:font-style="italic" officeooo:rsid="00c8f3e0" style:font-style-asian="italic" style:font-style-complex="italic"/>
    </style:style>
    <style:style style:name="T47" style:family="text">
      <style:text-properties fo:font-style="italic" officeooo:rsid="00ca717a" style:font-style-asian="italic" style:font-style-complex="italic"/>
    </style:style>
    <style:style style:name="T48" style:family="text">
      <style:text-properties fo:font-style="normal" fo:font-weight="normal" officeooo:rsid="001bf7ea" style:font-style-asian="normal" style:font-weight-asian="normal" style:font-style-complex="normal" style:font-weight-complex="normal"/>
    </style:style>
    <style:style style:name="T49" style:family="text">
      <style:text-properties fo:font-style="normal" fo:font-weight="normal" officeooo:rsid="0024cd59" style:font-style-asian="normal" style:font-weight-asian="normal" style:font-style-complex="normal" style:font-weight-complex="normal"/>
    </style:style>
    <style:style style:name="T50" style:family="text">
      <style:text-properties fo:font-style="normal" fo:font-weight="normal" officeooo:rsid="005a3b8b" style:font-style-asian="normal" style:font-weight-asian="normal" style:font-style-complex="normal" style:font-weight-complex="normal"/>
    </style:style>
    <style:style style:name="T51" style:family="text">
      <style:text-properties fo:font-style="normal" fo:font-weight="normal" officeooo:rsid="001ee99e" style:font-style-asian="normal" style:font-weight-asian="normal" style:font-style-complex="normal" style:font-weight-complex="normal"/>
    </style:style>
    <style:style style:name="T52" style:family="text">
      <style:text-properties fo:font-style="normal" fo:font-weight="normal" officeooo:rsid="006e8987" style:font-style-asian="normal" style:font-weight-asian="normal" style:font-style-complex="normal" style:font-weight-complex="normal"/>
    </style:style>
    <style:style style:name="T53" style:family="text">
      <style:text-properties fo:font-style="normal" fo:font-weight="normal" officeooo:rsid="00701d8e" style:font-style-asian="normal" style:font-weight-asian="normal" style:font-style-complex="normal" style:font-weight-complex="normal"/>
    </style:style>
    <style:style style:name="T54" style:family="text">
      <style:text-properties fo:font-style="normal" fo:font-weight="normal" officeooo:rsid="00a15025" style:font-style-asian="normal" style:font-weight-asian="normal" style:font-style-complex="normal" style:font-weight-complex="normal"/>
    </style:style>
    <style:style style:name="T55" style:family="text">
      <style:text-properties fo:font-style="normal" fo:font-weight="normal" officeooo:rsid="00a3c749" style:font-style-asian="normal" style:font-weight-asian="normal" style:font-style-complex="normal" style:font-weight-complex="normal"/>
    </style:style>
    <style:style style:name="T56" style:family="text">
      <style:text-properties fo:font-style="normal" fo:font-weight="normal" officeooo:rsid="00aa213b" style:font-style-asian="normal" style:font-weight-asian="normal" style:font-style-complex="normal" style:font-weight-complex="normal"/>
    </style:style>
    <style:style style:name="T57" style:family="text">
      <style:text-properties fo:font-style="normal" fo:font-weight="normal" officeooo:rsid="00b9521f" style:font-style-asian="normal" style:font-weight-asian="normal" style:font-style-complex="normal" style:font-weight-complex="normal"/>
    </style:style>
    <style:style style:name="T58" style:family="text">
      <style:text-properties fo:font-style="normal" fo:font-weight="normal" officeooo:rsid="00bf670b" style:font-style-asian="normal" style:font-weight-asian="normal" style:font-style-complex="normal" style:font-weight-complex="normal"/>
    </style:style>
    <style:style style:name="T59" style:family="text">
      <style:text-properties fo:font-style="normal" fo:font-weight="normal" officeooo:rsid="00c154be" style:font-style-asian="normal" style:font-weight-asian="normal" style:font-style-complex="normal" style:font-weight-complex="normal"/>
    </style:style>
    <style:style style:name="T60" style:family="text">
      <style:text-properties fo:font-style="normal" fo:font-weight="normal" officeooo:rsid="00c25292" style:font-style-asian="normal" style:font-weight-asian="normal" style:font-style-complex="normal" style:font-weight-complex="normal"/>
    </style:style>
    <style:style style:name="T61" style:family="text">
      <style:text-properties fo:font-style="normal" fo:font-weight="normal" officeooo:rsid="00ca717a" style:font-style-asian="normal" style:font-weight-asian="normal" style:font-style-complex="normal" style:font-weight-complex="normal"/>
    </style:style>
    <style:style style:name="T62" style:family="text">
      <style:text-properties fo:font-style="normal" fo:font-weight="normal" officeooo:rsid="00d86ac5" style:font-style-asian="normal" style:font-weight-asian="normal" style:font-style-complex="normal" style:font-weight-complex="normal"/>
    </style:style>
    <style:style style:name="T63" style:family="text">
      <style:text-properties fo:font-style="normal" fo:font-weight="normal" officeooo:rsid="00dc73c6" style:font-style-asian="normal" style:font-weight-asian="normal" style:font-style-complex="normal" style:font-weight-complex="normal"/>
    </style:style>
    <style:style style:name="T64" style:family="text">
      <style:text-properties fo:font-style="normal" officeooo:rsid="0093fbca" style:font-style-asian="normal" style:font-style-complex="normal"/>
    </style:style>
    <style:style style:name="T65" style:family="text">
      <style:text-properties fo:font-style="normal" officeooo:rsid="00957f94" style:font-style-asian="normal" style:font-style-complex="normal"/>
    </style:style>
    <style:style style:name="T66" style:family="text">
      <style:text-properties fo:color="#ce181e" fo:font-style="normal" officeooo:rsid="0026ede7" style:font-style-asian="normal" style:font-style-complex="normal"/>
    </style:style>
    <style:style style:name="T67" style:family="text">
      <style:text-properties fo:color="#ce181e" fo:font-style="normal" officeooo:rsid="0053fbf8" style:font-style-asian="normal" style:font-style-complex="normal"/>
    </style:style>
    <style:style style:name="T68" style:family="text">
      <style:text-properties fo:color="#ce181e" fo:font-style="normal" officeooo:rsid="005558ea" style:font-style-asian="normal" style:font-style-complex="normal"/>
    </style:style>
    <style:style style:name="T69" style:family="text">
      <style:text-properties fo:color="#ce181e" fo:font-style="normal" officeooo:rsid="007aa46a" style:font-style-asian="normal" style:font-style-complex="normal"/>
    </style:style>
    <style:style style:name="T70" style:family="text">
      <style:text-properties fo:color="#ce181e" fo:font-style="normal" fo:font-weight="bold" style:font-style-asian="normal" style:font-weight-asian="bold" style:font-style-complex="normal" style:font-weight-complex="bold"/>
    </style:style>
    <style:style style:name="T71" style:family="text">
      <style:text-properties fo:color="#ce181e" fo:font-style="normal" fo:font-weight="bold" officeooo:rsid="0026ede7" style:font-style-asian="normal" style:font-weight-asian="bold" style:font-style-complex="normal" style:font-weight-complex="bold"/>
    </style:style>
    <style:style style:name="T72" style:family="text">
      <style:text-properties fo:color="#ce181e" fo:font-style="normal" fo:font-weight="bold" officeooo:rsid="0053fbf8" style:font-style-asian="normal" style:font-weight-asian="bold" style:font-style-complex="normal" style:font-weight-complex="bold"/>
    </style:style>
    <style:style style:name="T73" style:family="text">
      <style:text-properties fo:color="#ce181e" fo:font-style="normal" fo:font-weight="bold" officeooo:rsid="005558ea" style:font-style-asian="normal" style:font-weight-asian="bold" style:font-style-complex="normal" style:font-weight-complex="bold"/>
    </style:style>
    <style:style style:name="T74" style:family="text">
      <style:text-properties fo:color="#ce181e" fo:font-style="normal" fo:font-weight="bold" officeooo:rsid="006e8987" style:font-style-asian="normal" style:font-weight-asian="bold" style:font-style-complex="normal" style:font-weight-complex="bold"/>
    </style:style>
    <style:style style:name="T75" style:family="text">
      <style:text-properties fo:color="#ce181e" fo:font-style="normal" fo:font-weight="bold" officeooo:rsid="0073fe13" style:font-style-asian="normal" style:font-weight-asian="bold" style:font-style-complex="normal" style:font-weight-complex="bold"/>
    </style:style>
    <style:style style:name="T76" style:family="text">
      <style:text-properties fo:color="#ce181e" fo:font-style="normal" fo:font-weight="bold" officeooo:rsid="00746704" style:font-style-asian="normal" style:font-weight-asian="bold" style:font-style-complex="normal" style:font-weight-complex="bold"/>
    </style:style>
    <style:style style:name="T77" style:family="text">
      <style:text-properties fo:color="#ce181e" fo:font-style="normal" fo:font-weight="bold" officeooo:rsid="00781ac5" style:font-style-asian="normal" style:font-weight-asian="bold" style:font-style-complex="normal" style:font-weight-complex="bold"/>
    </style:style>
    <style:style style:name="T78" style:family="text">
      <style:text-properties fo:color="#ce181e" fo:font-style="normal" fo:font-weight="bold" officeooo:rsid="0079fbb3" style:font-style-asian="normal" style:font-weight-asian="bold" style:font-style-complex="normal" style:font-weight-complex="bold"/>
    </style:style>
    <style:style style:name="T79" style:family="text">
      <style:text-properties fo:color="#ce181e" fo:font-style="normal" fo:font-weight="bold" officeooo:rsid="007ddd1d" style:font-style-asian="normal" style:font-weight-asian="bold" style:font-style-complex="normal" style:font-weight-complex="bold"/>
    </style:style>
    <style:style style:name="T80" style:family="text">
      <style:text-properties fo:color="#ce181e" fo:font-style="normal" fo:font-weight="bold" officeooo:rsid="007f130e" style:font-style-asian="normal" style:font-weight-asian="bold" style:font-style-complex="normal" style:font-weight-complex="bold"/>
    </style:style>
    <style:style style:name="T81" style:family="text">
      <style:text-properties fo:color="#ce181e" fo:font-style="normal" fo:font-weight="bold" officeooo:rsid="007bf52a" style:font-style-asian="normal" style:font-weight-asian="bold" style:font-style-complex="normal" style:font-weight-complex="bold"/>
    </style:style>
    <style:style style:name="T82" style:family="text">
      <style:text-properties fo:color="#ce181e" fo:font-style="normal" fo:font-weight="bold" officeooo:rsid="0092ddc2" style:font-style-asian="normal" style:font-weight-asian="bold" style:font-style-complex="normal" style:font-weight-complex="bold"/>
    </style:style>
    <style:style style:name="T83" style:family="text">
      <style:text-properties fo:color="#ce181e" fo:font-style="normal" fo:font-weight="bold" officeooo:rsid="00850c6f" style:font-style-asian="normal" style:font-weight-asian="bold" style:font-style-complex="normal" style:font-weight-complex="bold"/>
    </style:style>
    <style:style style:name="T84" style:family="text">
      <style:text-properties fo:color="#ce181e" fo:font-style="normal" fo:font-weight="bold" officeooo:rsid="00d86ac5" style:font-style-asian="normal" style:font-weight-asian="bold" style:font-style-complex="normal" style:font-weight-complex="bold"/>
    </style:style>
    <style:style style:name="T85" style:family="text">
      <style:text-properties fo:color="#ce181e" fo:font-style="normal" fo:font-weight="bold" officeooo:rsid="00c8f3e0" style:font-style-asian="normal" style:font-weight-asian="bold" style:font-style-complex="normal" style:font-weight-complex="bold"/>
    </style:style>
    <style:style style:name="T86" style:family="text">
      <style:text-properties fo:color="#ce181e" fo:font-style="normal" fo:font-weight="bold" officeooo:rsid="00d86ba7" style:font-style-asian="normal" style:font-weight-asian="bold" style:font-style-complex="normal" style:font-weight-complex="bold"/>
    </style:style>
    <style:style style:name="T87" style:family="text">
      <style:text-properties fo:color="#ce181e" fo:font-style="normal" fo:font-weight="bold" officeooo:rsid="00d8f46f" style:font-style-asian="normal" style:font-weight-asian="bold" style:font-style-complex="normal" style:font-weight-complex="bold"/>
    </style:style>
    <style:style style:name="T88" style:family="text">
      <style:text-properties fo:color="#ce181e" fo:language="de" fo:country="DE" fo:font-style="normal" officeooo:rsid="0026ede7" style:font-style-asian="normal" style:font-style-complex="normal"/>
    </style:style>
    <style:style style:name="T89" style:family="text">
      <style:text-properties fo:color="#ce181e" fo:language="de" fo:country="DE" fo:font-style="normal" officeooo:rsid="004af7fa" style:font-style-asian="normal" style:font-style-complex="normal"/>
    </style:style>
    <style:style style:name="T90" style:family="text">
      <style:text-properties fo:color="#ce181e" fo:language="de" fo:country="DE" fo:font-style="normal" officeooo:rsid="00537fe3" style:font-style-asian="normal" style:font-style-complex="normal"/>
    </style:style>
    <style:style style:name="T91" style:family="text">
      <style:text-properties fo:color="#ce181e" fo:language="de" fo:country="DE" fo:font-style="normal" officeooo:rsid="0053fbf8" style:font-style-asian="normal" style:font-style-complex="normal"/>
    </style:style>
    <style:style style:name="T92" style:family="text">
      <style:text-properties fo:color="#ce181e" fo:language="de" fo:country="DE" fo:font-style="normal" officeooo:rsid="005a871a" style:font-style-asian="normal" style:font-style-complex="normal"/>
    </style:style>
    <style:style style:name="T93" style:family="text">
      <style:text-properties fo:color="#ce181e" fo:language="de" fo:country="DE" fo:font-style="normal" officeooo:rsid="005558ea" style:font-style-asian="normal" style:font-style-complex="normal"/>
    </style:style>
    <style:style style:name="T94" style:family="text">
      <style:text-properties fo:color="#ce181e" fo:language="en" fo:country="US" fo:font-style="normal" fo:font-weight="bold" officeooo:rsid="0026ede7" style:font-style-asian="normal" style:font-weight-asian="bold" style:font-style-complex="normal" style:font-weight-complex="bold"/>
    </style:style>
    <style:style style:name="T95" style:family="text">
      <style:text-properties fo:color="#ce181e" fo:language="en" fo:country="US" fo:font-style="normal" fo:font-weight="bold" officeooo:rsid="003057d4" style:font-style-asian="normal" style:font-weight-asian="bold" style:font-style-complex="normal" style:font-weight-complex="bold"/>
    </style:style>
    <style:style style:name="T96" style:family="text">
      <style:text-properties fo:color="#ce181e" fo:language="en" fo:country="US" fo:font-style="normal" fo:font-weight="bold" officeooo:rsid="005bfda6" style:font-style-asian="normal" style:font-weight-asian="bold" style:font-style-complex="normal" style:font-weight-complex="bold"/>
    </style:style>
    <style:style style:name="T97" style:family="text">
      <style:text-properties fo:color="#ce181e" fo:language="en" fo:country="US" fo:font-style="normal" fo:font-weight="bold" officeooo:rsid="007bae8b" style:font-style-asian="normal" style:font-weight-asian="bold" style:font-style-complex="normal" style:font-weight-complex="bold"/>
    </style:style>
    <style:style style:name="T98" style:family="text">
      <style:text-properties fo:color="#ce181e" fo:language="en" fo:country="US" fo:font-style="normal" fo:font-weight="bold" officeooo:rsid="008674c2" style:font-style-asian="normal" style:font-weight-asian="bold" style:font-style-complex="normal" style:font-weight-complex="bold"/>
    </style:style>
    <style:style style:name="T99" style:family="text">
      <style:text-properties fo:color="#ce181e" fo:language="en" fo:country="US" fo:font-style="normal" fo:font-weight="bold" officeooo:rsid="00873b54" style:font-style-asian="normal" style:font-weight-asian="bold" style:font-style-complex="normal" style:font-weight-complex="bold"/>
    </style:style>
    <style:style style:name="T100" style:family="text">
      <style:text-properties fo:color="#ce181e" fo:language="en" fo:country="US" fo:font-style="normal" fo:font-weight="bold" officeooo:rsid="008765b7" style:font-style-asian="normal" style:font-weight-asian="bold" style:font-style-complex="normal" style:font-weight-complex="bold"/>
    </style:style>
    <style:style style:name="T101" style:family="text">
      <style:text-properties fo:color="#ce181e" fo:language="en" fo:country="US" fo:font-style="normal" fo:font-weight="bold" officeooo:rsid="008b138b" style:font-style-asian="normal" style:font-weight-asian="bold" style:font-style-complex="normal" style:font-weight-complex="bold"/>
    </style:style>
    <style:style style:name="T102" style:family="text">
      <style:text-properties fo:color="#ce181e" fo:language="en" fo:country="US" fo:font-style="normal" fo:font-weight="bold" officeooo:rsid="00957f94" style:font-style-asian="normal" style:font-weight-asian="bold" style:font-style-complex="normal" style:font-weight-complex="bold"/>
    </style:style>
    <style:style style:name="T103" style:family="text">
      <style:text-properties fo:color="#ce181e" fo:language="en" fo:country="US" fo:font-style="normal" fo:font-weight="bold" officeooo:rsid="00e25d88" style:font-style-asian="normal" style:font-weight-asian="bold" style:font-style-complex="normal" style:font-weight-complex="bold"/>
    </style:style>
    <style:style style:name="T104" style:family="text">
      <style:text-properties fo:color="#ce181e" fo:language="en" fo:country="US" fo:font-style="normal" fo:font-weight="bold" officeooo:rsid="00e37618" style:font-style-asian="normal" style:font-weight-asian="bold" style:font-style-complex="normal" style:font-weight-complex="bold"/>
    </style:style>
    <style:style style:name="T105" style:family="text">
      <style:text-properties fo:color="#ce181e" fo:language="en" fo:country="US" fo:font-style="normal" officeooo:rsid="00873b54" style:font-style-asian="normal" style:font-style-complex="normal"/>
    </style:style>
    <style:style style:name="T106" style:family="text">
      <style:text-properties fo:color="#ce181e" fo:language="en" fo:country="US" fo:font-style="normal" officeooo:rsid="00957f94" style:font-style-asian="normal" style:font-style-complex="normal"/>
    </style:style>
    <style:style style:name="T107" style:family="text">
      <style:text-properties fo:color="#ce181e" fo:language="en" fo:country="US" fo:font-style="normal" officeooo:rsid="008b138b" style:font-style-asian="normal" style:font-style-complex="normal"/>
    </style:style>
    <style:style style:name="T108" style:family="text">
      <style:text-properties fo:color="#ce181e" fo:language="en" fo:country="US" fo:font-style="normal" style:font-style-asian="normal" style:font-weight-asian="bold" style:font-style-complex="normal" style:font-weight-complex="bold"/>
    </style:style>
    <style:style style:name="T109" style:family="text">
      <style:text-properties fo:color="#ce181e" fo:language="en" fo:country="US" fo:font-style="normal" officeooo:rsid="008674c2" style:font-style-asian="normal" style:font-weight-asian="bold" style:font-style-complex="normal" style:font-weight-complex="bold"/>
    </style:style>
    <style:style style:name="T110" style:family="text">
      <style:text-properties fo:color="#ce181e" fo:language="en" fo:country="US" fo:font-style="normal" officeooo:rsid="0096d761" style:font-style-asian="normal" style:font-weight-asian="bold" style:font-style-complex="normal" style:font-weight-complex="bold"/>
    </style:style>
    <style:style style:name="T111" style:family="text">
      <style:text-properties fo:color="#ce181e" fo:language="en" fo:country="US" fo:font-style="normal" officeooo:rsid="00b4f21b" style:font-style-asian="normal" style:font-weight-asian="bold" style:font-style-complex="normal" style:font-weight-complex="bold"/>
    </style:style>
    <style:style style:name="T112" style:family="text">
      <style:text-properties fo:color="#ce181e" fo:language="en" fo:country="US" fo:font-style="normal" officeooo:rsid="00b5e3dd" style:font-style-asian="normal" style:font-weight-asian="bold" style:font-style-complex="normal" style:font-weight-complex="bold"/>
    </style:style>
    <style:style style:name="T113" style:family="text">
      <style:text-properties fo:color="#ce181e" fo:language="en" fo:country="US" fo:font-style="normal" officeooo:rsid="00b6ec23" style:font-style-asian="normal" style:font-weight-asian="bold" style:font-style-complex="normal" style:font-weight-complex="bold"/>
    </style:style>
    <style:style style:name="T114" style:family="text">
      <style:text-properties fo:color="#ce181e" fo:language="en" fo:country="US" fo:font-style="normal" officeooo:rsid="00b99e27" style:font-style-asian="normal" style:font-weight-asian="bold" style:font-style-complex="normal" style:font-weight-complex="bold"/>
    </style:style>
    <style:style style:name="T115" style:family="text">
      <style:text-properties fo:color="#ce181e" fo:language="en" fo:country="US" officeooo:rsid="00873b54" style:font-weight-asian="bold" style:font-weight-complex="bold"/>
    </style:style>
    <style:style style:name="T116" style:family="text">
      <style:text-properties fo:color="#ce181e" fo:language="en" fo:country="US" officeooo:rsid="00957f94" style:font-weight-asian="bold" style:font-weight-complex="bold"/>
    </style:style>
    <style:style style:name="T117" style:family="text">
      <style:text-properties fo:color="#ce181e" fo:language="en" fo:country="US" officeooo:rsid="008b138b" style:font-weight-asian="bold" style:font-weight-complex="bold"/>
    </style:style>
    <style:style style:name="T118" style:family="text">
      <style:text-properties fo:color="#ce181e" officeooo:rsid="0048272b" style:font-weight-asian="bold" style:font-weight-complex="bold"/>
    </style:style>
    <style:style style:name="T119" style:family="text">
      <style:text-properties fo:color="#ce181e" officeooo:rsid="001f4d2d" style:font-weight-asian="bold" style:font-weight-complex="bold"/>
    </style:style>
    <style:style style:name="T120" style:family="text">
      <style:text-properties fo:color="#ce181e" officeooo:rsid="001fc67e" style:font-weight-asian="bold" style:font-weight-complex="bold"/>
    </style:style>
    <style:style style:name="T121" style:family="text">
      <style:text-properties fo:color="#ce181e" officeooo:rsid="006d4e2d" style:font-weight-asian="bold" style:font-weight-complex="bold"/>
    </style:style>
    <style:style style:name="T122" style:family="text">
      <style:text-properties fo:color="#ce181e" officeooo:rsid="0053fbf8" style:font-weight-asian="bold" style:font-weight-complex="bold"/>
    </style:style>
    <style:style style:name="T123" style:family="text">
      <style:text-properties fo:color="#ce181e" officeooo:rsid="00e25d88" style:font-weight-asian="bold" style:font-weight-complex="bold"/>
    </style:style>
    <style:style style:name="T124" style:family="text">
      <style:text-properties fo:color="#ce181e" fo:font-weight="bold" officeooo:rsid="00c8f3e0" style:font-weight-asian="bold" style:font-weight-complex="bold"/>
    </style:style>
    <style:style style:name="T125" style:family="text">
      <style:text-properties fo:color="#ce181e" fo:font-weight="bold" officeooo:rsid="00da8326" style:font-weight-asian="bold" style:font-weight-complex="bold"/>
    </style:style>
    <style:style style:name="T126" style:family="text">
      <style:text-properties fo:color="#000000" fo:font-weight="normal" officeooo:rsid="0026ede7" style:font-weight-asian="normal" style:font-weight-complex="normal"/>
    </style:style>
    <style:style style:name="T127" style:family="text">
      <style:text-properties fo:color="#000000" fo:font-weight="normal" officeooo:rsid="005bfda6" style:font-weight-asian="normal" style:font-weight-complex="normal"/>
    </style:style>
    <style:style style:name="T128" style:family="text">
      <style:text-properties fo:color="#000000" fo:font-weight="normal" officeooo:rsid="0062b523" style:font-weight-asian="normal" style:font-weight-complex="normal"/>
    </style:style>
    <style:style style:name="T129" style:family="text">
      <style:text-properties fo:color="#000000" fo:font-weight="normal" officeooo:rsid="00e37618" style:font-weight-asian="normal" style:font-weight-complex="normal"/>
    </style:style>
    <style:style style:name="T130" style:family="text">
      <style:text-properties fo:color="#000000" fo:font-style="normal" fo:font-weight="normal" style:font-style-asian="normal" style:font-weight-asian="normal" style:font-style-complex="normal" style:font-weight-complex="normal"/>
    </style:style>
    <style:style style:name="T131" style:family="text">
      <style:text-properties fo:color="#000000" fo:font-style="normal" fo:font-weight="normal" officeooo:rsid="002c71b1" style:font-style-asian="normal" style:font-weight-asian="normal" style:font-style-complex="normal" style:font-weight-complex="normal"/>
    </style:style>
    <style:style style:name="T132" style:family="text">
      <style:text-properties fo:color="#000000" fo:font-style="normal" fo:font-weight="normal" officeooo:rsid="00340ac8" style:font-style-asian="normal" style:font-weight-asian="normal" style:font-style-complex="normal" style:font-weight-complex="normal"/>
    </style:style>
    <style:style style:name="T133" style:family="text">
      <style:text-properties fo:color="#000000" fo:font-style="normal" fo:font-weight="normal" officeooo:rsid="0026ede7" style:font-style-asian="normal" style:font-weight-asian="normal" style:font-style-complex="normal" style:font-weight-complex="normal"/>
    </style:style>
    <style:style style:name="T134" style:family="text">
      <style:text-properties fo:color="#000000" fo:font-style="normal" fo:font-weight="normal" officeooo:rsid="0053fbf8" style:font-style-asian="normal" style:font-weight-asian="normal" style:font-style-complex="normal" style:font-weight-complex="normal"/>
    </style:style>
    <style:style style:name="T135" style:family="text">
      <style:text-properties fo:color="#000000" fo:font-style="normal" fo:font-weight="normal" officeooo:rsid="005558ea" style:font-style-asian="normal" style:font-weight-asian="normal" style:font-style-complex="normal" style:font-weight-complex="normal"/>
    </style:style>
    <style:style style:name="T136" style:family="text">
      <style:text-properties fo:color="#000000" fo:font-style="normal" fo:font-weight="normal" officeooo:rsid="0056ac1e" style:font-style-asian="normal" style:font-weight-asian="normal" style:font-style-complex="normal" style:font-weight-complex="normal"/>
    </style:style>
    <style:style style:name="T137" style:family="text">
      <style:text-properties fo:color="#000000" fo:font-style="normal" fo:font-weight="normal" officeooo:rsid="005a871a" style:font-style-asian="normal" style:font-weight-asian="normal" style:font-style-complex="normal" style:font-weight-complex="normal"/>
    </style:style>
    <style:style style:name="T138" style:family="text">
      <style:text-properties fo:color="#000000" fo:font-style="normal" fo:font-weight="normal" officeooo:rsid="0061de06" style:font-style-asian="normal" style:font-weight-asian="normal" style:font-style-complex="normal" style:font-weight-complex="normal"/>
    </style:style>
    <style:style style:name="T139" style:family="text">
      <style:text-properties fo:color="#000000" fo:font-style="normal" fo:font-weight="normal" officeooo:rsid="0062b523" style:font-style-asian="normal" style:font-weight-asian="normal" style:font-style-complex="normal" style:font-weight-complex="normal"/>
    </style:style>
    <style:style style:name="T140" style:family="text">
      <style:text-properties fo:color="#000000" fo:font-style="normal" fo:font-weight="normal" officeooo:rsid="0063c39f" style:font-style-asian="normal" style:font-weight-asian="normal" style:font-style-complex="normal" style:font-weight-complex="normal"/>
    </style:style>
    <style:style style:name="T141" style:family="text">
      <style:text-properties fo:color="#000000" fo:font-style="normal" fo:font-weight="normal" officeooo:rsid="006e8987" style:font-style-asian="normal" style:font-weight-asian="normal" style:font-style-complex="normal" style:font-weight-complex="normal"/>
    </style:style>
    <style:style style:name="T142" style:family="text">
      <style:text-properties fo:color="#000000" fo:font-style="normal" fo:font-weight="normal" officeooo:rsid="0071c2f6" style:font-style-asian="normal" style:font-weight-asian="normal" style:font-style-complex="normal" style:font-weight-complex="normal"/>
    </style:style>
    <style:style style:name="T143" style:family="text">
      <style:text-properties fo:color="#000000" fo:font-style="normal" fo:font-weight="normal" officeooo:rsid="007232f4" style:font-style-asian="normal" style:font-weight-asian="normal" style:font-style-complex="normal" style:font-weight-complex="normal"/>
    </style:style>
    <style:style style:name="T144" style:family="text">
      <style:text-properties fo:color="#000000" fo:font-style="normal" fo:font-weight="normal" officeooo:rsid="00746704" style:font-style-asian="normal" style:font-weight-asian="normal" style:font-style-complex="normal" style:font-weight-complex="normal"/>
    </style:style>
    <style:style style:name="T145" style:family="text">
      <style:text-properties fo:color="#000000" fo:font-style="normal" fo:font-weight="normal" officeooo:rsid="007509a2" style:font-style-asian="normal" style:font-weight-asian="normal" style:font-style-complex="normal" style:font-weight-complex="normal"/>
    </style:style>
    <style:style style:name="T146" style:family="text">
      <style:text-properties fo:color="#000000" fo:font-style="normal" fo:font-weight="normal" officeooo:rsid="0079fbb3" style:font-style-asian="normal" style:font-weight-asian="normal" style:font-style-complex="normal" style:font-weight-complex="normal"/>
    </style:style>
    <style:style style:name="T147" style:family="text">
      <style:text-properties fo:color="#000000" fo:font-style="normal" fo:font-weight="normal" officeooo:rsid="007ddd1d" style:font-style-asian="normal" style:font-weight-asian="normal" style:font-style-complex="normal" style:font-weight-complex="normal"/>
    </style:style>
    <style:style style:name="T148" style:family="text">
      <style:text-properties fo:color="#000000" fo:font-style="normal" fo:font-weight="normal" officeooo:rsid="007bf52a" style:font-style-asian="normal" style:font-weight-asian="normal" style:font-style-complex="normal" style:font-weight-complex="normal"/>
    </style:style>
    <style:style style:name="T149" style:family="text">
      <style:text-properties fo:color="#000000" fo:font-style="normal" fo:font-weight="normal" officeooo:rsid="00850c6f" style:font-style-asian="normal" style:font-weight-asian="normal" style:font-style-complex="normal" style:font-weight-complex="normal"/>
    </style:style>
    <style:style style:name="T150" style:family="text">
      <style:text-properties fo:color="#000000" fo:font-style="normal" fo:font-weight="normal" officeooo:rsid="00a15025" style:font-style-asian="normal" style:font-weight-asian="normal" style:font-style-complex="normal" style:font-weight-complex="normal"/>
    </style:style>
    <style:style style:name="T151" style:family="text">
      <style:text-properties fo:color="#000000" fo:font-style="normal" fo:font-weight="normal" officeooo:rsid="00a1e262" style:font-style-asian="normal" style:font-weight-asian="normal" style:font-style-complex="normal" style:font-weight-complex="normal"/>
    </style:style>
    <style:style style:name="T152" style:family="text">
      <style:text-properties fo:color="#000000" fo:font-style="normal" fo:font-weight="normal" officeooo:rsid="006b3281" style:font-style-asian="normal" style:font-weight-asian="normal" style:font-style-complex="normal" style:font-weight-complex="normal"/>
    </style:style>
    <style:style style:name="T153" style:family="text">
      <style:text-properties fo:color="#000000" fo:font-style="normal" fo:font-weight="normal" officeooo:rsid="00a30e17" style:font-style-asian="normal" style:font-weight-asian="normal" style:font-style-complex="normal" style:font-weight-complex="normal"/>
    </style:style>
    <style:style style:name="T154" style:family="text">
      <style:text-properties fo:color="#000000" fo:font-style="normal" fo:font-weight="normal" officeooo:rsid="00a4032d" style:font-style-asian="normal" style:font-weight-asian="normal" style:font-style-complex="normal" style:font-weight-complex="normal"/>
    </style:style>
    <style:style style:name="T155" style:family="text">
      <style:text-properties fo:color="#000000" fo:font-style="normal" fo:font-weight="normal" officeooo:rsid="00a69d23" style:font-style-asian="normal" style:font-weight-asian="normal" style:font-style-complex="normal" style:font-weight-complex="normal"/>
    </style:style>
    <style:style style:name="T156" style:family="text">
      <style:text-properties fo:color="#000000" fo:font-style="normal" fo:font-weight="normal" officeooo:rsid="00e25d88" style:font-style-asian="normal" style:font-weight-asian="normal" style:font-style-complex="normal" style:font-weight-complex="normal"/>
    </style:style>
    <style:style style:name="T157" style:family="text">
      <style:text-properties fo:color="#000000" fo:language="en" fo:country="US" fo:font-style="normal" fo:font-weight="normal" officeooo:rsid="00340ac8" style:font-style-asian="normal" style:font-weight-asian="normal" style:font-style-complex="normal" style:font-weight-complex="normal"/>
    </style:style>
    <style:style style:name="T158" style:family="text">
      <style:text-properties fo:color="#000000" fo:language="en" fo:country="US" fo:font-style="normal" fo:font-weight="normal" officeooo:rsid="0026ede7" style:font-style-asian="normal" style:font-weight-asian="normal" style:font-style-complex="normal" style:font-weight-complex="normal"/>
    </style:style>
    <style:style style:name="T159" style:family="text">
      <style:text-properties fo:color="#000000" fo:language="en" fo:country="US" fo:font-style="normal" fo:font-weight="normal" officeooo:rsid="005bfda6" style:font-style-asian="normal" style:font-weight-asian="normal" style:font-style-complex="normal" style:font-weight-complex="normal"/>
    </style:style>
    <style:style style:name="T160" style:family="text">
      <style:text-properties fo:color="#000000" fo:language="en" fo:country="US" fo:font-style="normal" fo:font-weight="normal" officeooo:rsid="005f1352" style:font-style-asian="normal" style:font-weight-asian="normal" style:font-style-complex="normal" style:font-weight-complex="normal"/>
    </style:style>
    <style:style style:name="T161" style:family="text">
      <style:text-properties fo:color="#000000" fo:language="en" fo:country="US" fo:font-style="normal" fo:font-weight="normal" officeooo:rsid="00b6ec23" style:font-style-asian="normal" style:font-weight-asian="normal" style:font-style-complex="normal" style:font-weight-complex="normal"/>
    </style:style>
    <style:style style:name="T162" style:family="text">
      <style:text-properties fo:color="#000000" fo:language="en" fo:country="US" fo:font-style="normal" fo:font-weight="normal" officeooo:rsid="00e37618" style:font-style-asian="normal" style:font-weight-asian="normal" style:font-style-complex="normal" style:font-weight-complex="normal"/>
    </style:style>
    <style:style style:name="T163" style:family="text">
      <style:text-properties fo:color="#000000" fo:language="en" fo:country="US" fo:font-style="normal" fo:font-weight="normal" officeooo:rsid="008765b7" style:font-style-asian="normal" style:font-weight-asian="normal" style:font-style-complex="normal" style:font-weight-complex="normal"/>
    </style:style>
    <style:style style:name="T164" style:family="text">
      <style:text-properties fo:color="#000000" fo:language="en" fo:country="US" fo:font-style="normal" fo:font-weight="normal" officeooo:rsid="00e525ce" style:font-style-asian="normal" style:font-weight-asian="normal" style:font-style-complex="normal" style:font-weight-complex="normal"/>
    </style:style>
    <style:style style:name="T165" style:family="text">
      <style:text-properties fo:color="#000000" fo:language="en" fo:country="US" fo:font-style="italic" fo:font-weight="normal" officeooo:rsid="0028b7ce" style:font-style-asian="italic" style:font-weight-asian="normal" style:font-style-complex="italic" style:font-weight-complex="normal"/>
    </style:style>
    <style:style style:name="T166" style:family="text">
      <style:text-properties fo:color="#000000" fo:language="en" fo:country="US" fo:font-style="italic" fo:font-weight="normal" officeooo:rsid="005ffcd6" style:font-style-asian="italic" style:font-weight-asian="normal" style:font-style-complex="italic" style:font-weight-complex="normal"/>
    </style:style>
    <style:style style:name="T167" style:family="text">
      <style:text-properties fo:color="#000000" fo:language="en" fo:country="US" fo:font-style="italic" fo:font-weight="normal" officeooo:rsid="00340ac8" style:font-style-asian="italic" style:font-weight-asian="normal" style:font-style-complex="italic" style:font-weight-complex="normal"/>
    </style:style>
    <style:style style:name="T168" style:family="text">
      <style:text-properties fo:color="#000000" fo:language="en" fo:country="US" fo:font-weight="normal" officeooo:rsid="00340ac8" style:font-weight-asian="normal" style:font-weight-complex="normal"/>
    </style:style>
    <style:style style:name="T169" style:family="text">
      <style:text-properties fo:color="#000000" fo:language="en" fo:country="US" fo:font-weight="normal" officeooo:rsid="00de8aea" style:font-weight-asian="normal" style:font-weight-complex="normal"/>
    </style:style>
    <style:style style:name="T170" style:family="text">
      <style:text-properties fo:color="#000000" fo:language="en" fo:country="US" fo:font-weight="normal" officeooo:rsid="005d3806" style:font-weight-asian="normal" style:font-weight-complex="normal"/>
    </style:style>
    <style:style style:name="T171" style:family="text">
      <style:text-properties fo:color="#000000" fo:language="en" fo:country="US" fo:font-weight="normal" officeooo:rsid="0063c39f" style:font-weight-asian="normal" style:font-weight-complex="normal"/>
    </style:style>
    <style:style style:name="T172" style:family="text">
      <style:text-properties fo:color="#000000" fo:language="en" fo:country="US" fo:font-weight="normal" officeooo:rsid="005f1352" style:font-weight-asian="normal" style:font-weight-complex="normal"/>
    </style:style>
    <style:style style:name="T173" style:family="text">
      <style:text-properties fo:color="#000000" fo:language="de" fo:country="DE" fo:font-style="normal" fo:font-weight="normal" style:font-style-asian="normal" style:font-weight-asian="normal" style:font-style-complex="normal" style:font-weight-complex="normal"/>
    </style:style>
    <style:style style:name="T174" style:family="text">
      <style:text-properties fo:color="#000000" fo:language="de" fo:country="DE" fo:font-style="normal" fo:font-weight="normal" officeooo:rsid="003fb210" style:font-style-asian="normal" style:font-weight-asian="normal" style:font-style-complex="normal" style:font-weight-complex="normal"/>
    </style:style>
    <style:style style:name="T175" style:family="text">
      <style:text-properties fo:color="#000000" fo:language="de" fo:country="DE" fo:font-style="normal" fo:font-weight="normal" officeooo:rsid="00340ac8" style:font-style-asian="normal" style:font-weight-asian="normal" style:font-style-complex="normal" style:font-weight-complex="normal"/>
    </style:style>
    <style:style style:name="T176" style:family="text">
      <style:text-properties fo:color="#000000" fo:language="de" fo:country="DE" fo:font-style="normal" fo:font-weight="normal" officeooo:rsid="0026ede7" style:font-style-asian="normal" style:font-weight-asian="normal" style:font-style-complex="normal" style:font-weight-complex="normal"/>
    </style:style>
    <style:style style:name="T177" style:family="text">
      <style:text-properties fo:color="#000000" fo:language="de" fo:country="DE" fo:font-style="normal" fo:font-weight="normal" officeooo:rsid="0040f2aa" style:font-style-asian="normal" style:font-weight-asian="normal" style:font-style-complex="normal" style:font-weight-complex="normal"/>
    </style:style>
    <style:style style:name="T178" style:family="text">
      <style:text-properties fo:color="#000000" fo:language="de" fo:country="DE" fo:font-style="normal" fo:font-weight="normal" officeooo:rsid="0056c5b1" style:font-style-asian="normal" style:font-weight-asian="normal" style:font-style-complex="normal" style:font-weight-complex="normal"/>
    </style:style>
    <style:style style:name="T179" style:family="text">
      <style:text-properties fo:color="#000000" fo:language="de" fo:country="DE" fo:font-style="normal" fo:font-weight="normal" officeooo:rsid="005a871a" style:font-style-asian="normal" style:font-weight-asian="normal" style:font-style-complex="normal" style:font-weight-complex="normal"/>
    </style:style>
    <style:style style:name="T180" style:family="text">
      <style:text-properties fo:color="#000000" fo:language="de" fo:country="DE" fo:font-style="normal" fo:font-weight="normal" officeooo:rsid="005d3806" style:font-style-asian="normal" style:font-weight-asian="normal" style:font-style-complex="normal" style:font-weight-complex="normal"/>
    </style:style>
    <style:style style:name="T181" style:family="text">
      <style:text-properties fo:color="#000000" fo:language="de" fo:country="DE" fo:font-style="normal" fo:font-weight="normal" officeooo:rsid="005f1352" style:font-style-asian="normal" style:font-weight-asian="normal" style:font-style-complex="normal" style:font-weight-complex="normal"/>
    </style:style>
    <style:style style:name="T182" style:family="text">
      <style:text-properties fo:color="#000000" fo:language="de" fo:country="DE" fo:font-style="normal" fo:font-weight="normal" officeooo:rsid="005ffcd6" style:font-style-asian="normal" style:font-weight-asian="normal" style:font-style-complex="normal" style:font-weight-complex="normal"/>
    </style:style>
    <style:style style:name="T183" style:family="text">
      <style:text-properties fo:color="#000000" fo:language="de" fo:country="DE" fo:font-style="normal" fo:font-weight="normal" officeooo:rsid="00603221" style:font-style-asian="normal" style:font-weight-asian="normal" style:font-style-complex="normal" style:font-weight-complex="normal"/>
    </style:style>
    <style:style style:name="T184" style:family="text">
      <style:text-properties fo:color="#000000" fo:language="de" fo:country="DE" fo:font-style="normal" fo:font-weight="normal" officeooo:rsid="0060be57" style:font-style-asian="normal" style:font-weight-asian="normal" style:font-style-complex="normal" style:font-weight-complex="normal"/>
    </style:style>
    <style:style style:name="T185" style:family="text">
      <style:text-properties fo:color="#000000" fo:language="de" fo:country="DE" fo:font-style="normal" fo:font-weight="normal" officeooo:rsid="0061de06" style:font-style-asian="normal" style:font-weight-asian="normal" style:font-style-complex="normal" style:font-weight-complex="normal"/>
    </style:style>
    <style:style style:name="T186" style:family="text">
      <style:text-properties fo:color="#000000" fo:language="de" fo:country="DE" fo:font-style="normal" fo:font-weight="normal" officeooo:rsid="0062b523" style:font-style-asian="normal" style:font-weight-asian="normal" style:font-style-complex="normal" style:font-weight-complex="normal"/>
    </style:style>
    <style:style style:name="T187" style:family="text">
      <style:text-properties fo:color="#000000" fo:language="de" fo:country="DE" fo:font-style="normal" fo:font-weight="normal" officeooo:rsid="002c71b1" style:font-style-asian="normal" style:font-weight-asian="normal" style:font-style-complex="normal" style:font-weight-complex="normal"/>
    </style:style>
    <style:style style:name="T188" style:family="text">
      <style:text-properties fo:color="#000000" fo:language="de" fo:country="DE" fo:font-style="normal" fo:font-weight="normal" officeooo:rsid="00637800" style:font-style-asian="normal" style:font-weight-asian="normal" style:font-style-complex="normal" style:font-weight-complex="normal"/>
    </style:style>
    <style:style style:name="T189" style:family="text">
      <style:text-properties fo:color="#000000" fo:language="de" fo:country="DE" fo:font-style="normal" fo:font-weight="normal" officeooo:rsid="0065b81c" style:font-style-asian="normal" style:font-weight-asian="normal" style:font-style-complex="normal" style:font-weight-complex="normal"/>
    </style:style>
    <style:style style:name="T190" style:family="text">
      <style:text-properties fo:color="#000000" fo:language="de" fo:country="DE" fo:font-style="normal" fo:font-weight="normal" officeooo:rsid="0066bff0" style:font-style-asian="normal" style:font-weight-asian="normal" style:font-style-complex="normal" style:font-weight-complex="normal"/>
    </style:style>
    <style:style style:name="T191" style:family="text">
      <style:text-properties fo:color="#000000" fo:language="de" fo:country="DE" fo:font-style="normal" fo:font-weight="normal" officeooo:rsid="0068da63" style:font-style-asian="normal" style:font-weight-asian="normal" style:font-style-complex="normal" style:font-weight-complex="normal"/>
    </style:style>
    <style:style style:name="T192" style:family="text">
      <style:text-properties fo:color="#000000" fo:language="de" fo:country="DE" fo:font-style="normal" fo:font-weight="normal" officeooo:rsid="007aa46a" style:font-style-asian="normal" style:font-weight-asian="normal" style:font-style-complex="normal" style:font-weight-complex="normal"/>
    </style:style>
    <style:style style:name="T193" style:family="text">
      <style:text-properties fo:color="#000000" fo:language="de" fo:country="DE" fo:font-style="normal" fo:font-weight="normal" officeooo:rsid="0080cd4b" style:font-style-asian="normal" style:font-weight-asian="normal" style:font-style-complex="normal" style:font-weight-complex="normal"/>
    </style:style>
    <style:style style:name="T194" style:family="text">
      <style:text-properties fo:color="#000000" fo:language="de" fo:country="DE" fo:font-style="normal" fo:font-weight="normal" officeooo:rsid="00894140" style:font-style-asian="normal" style:font-weight-asian="normal" style:font-style-complex="normal" style:font-weight-complex="normal"/>
    </style:style>
    <style:style style:name="T195" style:family="text">
      <style:text-properties fo:color="#000000" fo:language="de" fo:country="DE" fo:font-style="normal" fo:font-weight="normal" officeooo:rsid="008b138b" style:font-style-asian="normal" style:font-weight-asian="normal" style:font-style-complex="normal" style:font-weight-complex="normal"/>
    </style:style>
    <style:style style:name="T196" style:family="text">
      <style:text-properties fo:color="#000000" fo:language="de" fo:country="DE" fo:font-style="normal" fo:font-weight="normal" officeooo:rsid="0093fbca" style:font-style-asian="normal" style:font-weight-asian="normal" style:font-style-complex="normal" style:font-weight-complex="normal"/>
    </style:style>
    <style:style style:name="T197" style:family="text">
      <style:text-properties fo:color="#000000" fo:language="de" fo:country="DE" fo:font-style="normal" fo:font-weight="normal" officeooo:rsid="0094a8e7" style:font-style-asian="normal" style:font-weight-asian="normal" style:font-style-complex="normal" style:font-weight-complex="normal"/>
    </style:style>
    <style:style style:name="T198" style:family="text">
      <style:text-properties fo:color="#000000" fo:language="de" fo:country="DE" fo:font-style="normal" fo:font-weight="normal" officeooo:rsid="00957f94" style:font-style-asian="normal" style:font-weight-asian="normal" style:font-style-complex="normal" style:font-weight-complex="normal"/>
    </style:style>
    <style:style style:name="T199" style:family="text">
      <style:text-properties fo:color="#000000" fo:language="de" fo:country="DE" fo:font-style="normal" fo:font-weight="normal" officeooo:rsid="0096577d" style:font-style-asian="normal" style:font-weight-asian="normal" style:font-style-complex="normal" style:font-weight-complex="normal"/>
    </style:style>
    <style:style style:name="T200" style:family="text">
      <style:text-properties fo:color="#000000" fo:language="de" fo:country="DE" fo:font-style="normal" fo:font-weight="normal" officeooo:rsid="0096d761" style:font-style-asian="normal" style:font-weight-asian="normal" style:font-style-complex="normal" style:font-weight-complex="normal"/>
    </style:style>
    <style:style style:name="T201" style:family="text">
      <style:text-properties fo:color="#000000" fo:language="de" fo:country="DE" fo:font-style="normal" fo:font-weight="normal" officeooo:rsid="0099cd67" style:font-style-asian="normal" style:font-weight-asian="normal" style:font-style-complex="normal" style:font-weight-complex="normal"/>
    </style:style>
    <style:style style:name="T202" style:family="text">
      <style:text-properties fo:color="#000000" fo:language="de" fo:country="DE" fo:font-style="normal" fo:font-weight="normal" officeooo:rsid="0022b049" style:font-style-asian="normal" style:font-weight-asian="normal" style:font-style-complex="normal" style:font-weight-complex="normal"/>
    </style:style>
    <style:style style:name="T203" style:family="text">
      <style:text-properties fo:color="#000000" fo:language="de" fo:country="DE" fo:font-style="normal" fo:font-weight="normal" officeooo:rsid="009bc615" style:font-style-asian="normal" style:font-weight-asian="normal" style:font-style-complex="normal" style:font-weight-complex="normal"/>
    </style:style>
    <style:style style:name="T204" style:family="text">
      <style:text-properties fo:color="#000000" fo:language="de" fo:country="DE" fo:font-style="normal" fo:font-weight="normal" officeooo:rsid="009e6c77" style:font-style-asian="normal" style:font-weight-asian="normal" style:font-style-complex="normal" style:font-weight-complex="normal"/>
    </style:style>
    <style:style style:name="T205" style:family="text">
      <style:text-properties fo:color="#000000" fo:language="de" fo:country="DE" fo:font-style="normal" fo:font-weight="normal" officeooo:rsid="00a137c4" style:font-style-asian="normal" style:font-weight-asian="normal" style:font-style-complex="normal" style:font-weight-complex="normal"/>
    </style:style>
    <style:style style:name="T206" style:family="text">
      <style:text-properties fo:color="#000000" fo:language="de" fo:country="DE" fo:font-style="normal" fo:font-weight="normal" officeooo:rsid="00ae9a1a" style:font-style-asian="normal" style:font-weight-asian="normal" style:font-style-complex="normal" style:font-weight-complex="normal"/>
    </style:style>
    <style:style style:name="T207" style:family="text">
      <style:text-properties fo:color="#000000" fo:language="de" fo:country="DE" fo:font-style="normal" fo:font-weight="normal" officeooo:rsid="00af65ed" style:font-style-asian="normal" style:font-weight-asian="normal" style:font-style-complex="normal" style:font-weight-complex="normal"/>
    </style:style>
    <style:style style:name="T208" style:family="text">
      <style:text-properties fo:color="#000000" fo:language="de" fo:country="DE" fo:font-style="normal" fo:font-weight="normal" officeooo:rsid="00b0f686" style:font-style-asian="normal" style:font-weight-asian="normal" style:font-style-complex="normal" style:font-weight-complex="normal"/>
    </style:style>
    <style:style style:name="T209" style:family="text">
      <style:text-properties fo:color="#000000" fo:language="de" fo:country="DE" fo:font-style="normal" fo:font-weight="normal" officeooo:rsid="00b2db36" style:font-style-asian="normal" style:font-weight-asian="normal" style:font-style-complex="normal" style:font-weight-complex="normal"/>
    </style:style>
    <style:style style:name="T210" style:family="text">
      <style:text-properties fo:color="#000000" fo:language="de" fo:country="DE" fo:font-style="normal" fo:font-weight="normal" officeooo:rsid="00a15025" style:font-style-asian="normal" style:font-weight-asian="normal" style:font-style-complex="normal" style:font-weight-complex="normal"/>
    </style:style>
    <style:style style:name="T211" style:family="text">
      <style:text-properties fo:color="#000000" fo:language="de" fo:country="DE" fo:font-style="normal" fo:font-weight="normal" officeooo:rsid="0024cd59" style:font-style-asian="normal" style:font-weight-asian="normal" style:font-style-complex="normal" style:font-weight-complex="normal"/>
    </style:style>
    <style:style style:name="T212" style:family="text">
      <style:text-properties fo:color="#000000" fo:language="de" fo:country="DE" fo:font-style="normal" fo:font-weight="normal" officeooo:rsid="00b3f9d4" style:font-style-asian="normal" style:font-weight-asian="normal" style:font-style-complex="normal" style:font-weight-complex="normal"/>
    </style:style>
    <style:style style:name="T213" style:family="text">
      <style:text-properties fo:color="#000000" fo:language="de" fo:country="DE" fo:font-style="normal" fo:font-weight="normal" officeooo:rsid="00b3fca6" style:font-style-asian="normal" style:font-weight-asian="normal" style:font-style-complex="normal" style:font-weight-complex="normal"/>
    </style:style>
    <style:style style:name="T214" style:family="text">
      <style:text-properties fo:color="#000000" fo:language="de" fo:country="DE" fo:font-style="normal" fo:font-weight="normal" officeooo:rsid="00b4f21b" style:font-style-asian="normal" style:font-weight-asian="normal" style:font-style-complex="normal" style:font-weight-complex="normal"/>
    </style:style>
    <style:style style:name="T215" style:family="text">
      <style:text-properties fo:color="#000000" fo:language="de" fo:country="DE" fo:font-style="normal" fo:font-weight="normal" officeooo:rsid="00b6ec23" style:font-style-asian="normal" style:font-weight-asian="normal" style:font-style-complex="normal" style:font-weight-complex="normal"/>
    </style:style>
    <style:style style:name="T216" style:family="text">
      <style:text-properties fo:color="#000000" fo:language="de" fo:country="DE" fo:font-style="normal" fo:font-weight="normal" officeooo:rsid="00b98930" style:font-style-asian="normal" style:font-weight-asian="normal" style:font-style-complex="normal" style:font-weight-complex="normal"/>
    </style:style>
    <style:style style:name="T217" style:family="text">
      <style:text-properties fo:color="#000000" fo:language="de" fo:country="DE" fo:font-style="normal" fo:font-weight="normal" officeooo:rsid="00b99e27" style:font-style-asian="normal" style:font-weight-asian="normal" style:font-style-complex="normal" style:font-weight-complex="normal"/>
    </style:style>
    <style:style style:name="T218" style:family="text">
      <style:text-properties fo:color="#000000" fo:language="de" fo:country="DE" fo:font-style="normal" fo:font-weight="normal" officeooo:rsid="00bb6c4a" style:font-style-asian="normal" style:font-weight-asian="normal" style:font-style-complex="normal" style:font-weight-complex="normal"/>
    </style:style>
    <style:style style:name="T219" style:family="text">
      <style:text-properties fo:color="#000000" fo:language="de" fo:country="DE" fo:font-style="normal" fo:font-weight="normal" officeooo:rsid="00bd3a24" style:font-style-asian="normal" style:font-weight-asian="normal" style:font-style-complex="normal" style:font-weight-complex="normal"/>
    </style:style>
    <style:style style:name="T220" style:family="text">
      <style:text-properties fo:color="#000000" fo:language="de" fo:country="DE" fo:font-style="normal" fo:font-weight="normal" officeooo:rsid="00c3c40c" style:font-style-asian="normal" style:font-weight-asian="normal" style:font-style-complex="normal" style:font-weight-complex="normal"/>
    </style:style>
    <style:style style:name="T221" style:family="text">
      <style:text-properties fo:color="#000000" fo:language="de" fo:country="DE" fo:font-style="normal" fo:font-weight="normal" officeooo:rsid="00c49434" style:font-style-asian="normal" style:font-weight-asian="normal" style:font-style-complex="normal" style:font-weight-complex="normal"/>
    </style:style>
    <style:style style:name="T222" style:family="text">
      <style:text-properties fo:color="#000000" fo:language="de" fo:country="DE" fo:font-style="normal" fo:font-weight="normal" officeooo:rsid="00daa3c2" style:font-style-asian="normal" style:font-weight-asian="normal" style:font-style-complex="normal" style:font-weight-complex="normal"/>
    </style:style>
    <style:style style:name="T223" style:family="text">
      <style:text-properties fo:color="#000000" fo:language="de" fo:country="DE" fo:font-style="normal" fo:font-weight="normal" officeooo:rsid="00e25d88" style:font-style-asian="normal" style:font-weight-asian="normal" style:font-style-complex="normal" style:font-weight-complex="normal"/>
    </style:style>
    <style:style style:name="T224" style:family="text">
      <style:text-properties fo:color="#000000" fo:language="de" fo:country="DE" fo:font-style="normal" fo:font-weight="normal" officeooo:rsid="00e37618" style:font-style-asian="normal" style:font-weight-asian="normal" style:font-style-complex="normal" style:font-weight-complex="normal"/>
    </style:style>
    <style:style style:name="T225" style:family="text">
      <style:text-properties fo:color="#000000" fo:language="de" fo:country="DE" fo:font-style="normal" fo:font-weight="normal" officeooo:rsid="0086fd92" style:font-style-asian="normal" style:font-weight-asian="normal" style:font-style-complex="normal" style:font-weight-complex="normal"/>
    </style:style>
    <style:style style:name="T226" style:family="text">
      <style:text-properties fo:color="#000000" fo:language="de" fo:country="DE" fo:font-style="normal" fo:font-weight="normal" officeooo:rsid="008765b7" style:font-style-asian="normal" style:font-weight-asian="normal" style:font-style-complex="normal" style:font-weight-complex="normal"/>
    </style:style>
    <style:style style:name="T227" style:family="text">
      <style:text-properties fo:color="#000000" fo:language="de" fo:country="DE" fo:font-style="normal" fo:font-weight="normal" officeooo:rsid="00e525ce" style:font-style-asian="normal" style:font-weight-asian="normal" style:font-style-complex="normal" style:font-weight-complex="normal"/>
    </style:style>
    <style:style style:name="T228" style:family="text">
      <style:text-properties fo:color="#000000" fo:language="de" fo:country="DE" fo:font-style="italic" fo:font-weight="normal" officeooo:rsid="00340ac8" style:font-style-asian="italic" style:font-weight-asian="normal" style:font-style-complex="italic" style:font-weight-complex="normal"/>
    </style:style>
    <style:style style:name="T229" style:family="text">
      <style:text-properties fo:color="#000000" fo:language="de" fo:country="DE" fo:font-style="italic" fo:font-weight="normal" officeooo:rsid="005ffcd6" style:font-style-asian="italic" style:font-weight-asian="normal" style:font-style-complex="italic" style:font-weight-complex="normal"/>
    </style:style>
    <style:style style:name="T230" style:family="text">
      <style:text-properties fo:color="#000000" fo:language="de" fo:country="DE" fo:font-style="italic" fo:font-weight="normal" officeooo:rsid="0028b7ce" style:font-style-asian="italic" style:font-weight-asian="normal" style:font-style-complex="italic" style:font-weight-complex="normal"/>
    </style:style>
    <style:style style:name="T231" style:family="text">
      <style:text-properties fo:color="#000000" fo:language="de" fo:country="DE" fo:font-style="italic" fo:font-weight="normal" officeooo:rsid="001bf7ea" style:font-style-asian="italic" style:font-weight-asian="normal" style:font-style-complex="italic" style:font-weight-complex="normal"/>
    </style:style>
    <style:style style:name="T232" style:family="text">
      <style:text-properties fo:color="#000000" fo:language="de" fo:country="DE" fo:font-style="italic" fo:font-weight="normal" officeooo:rsid="0093fbca" style:font-style-asian="italic" style:font-weight-asian="normal" style:font-style-complex="italic" style:font-weight-complex="normal"/>
    </style:style>
    <style:style style:name="T233" style:family="text">
      <style:text-properties fo:color="#000000" fo:language="de" fo:country="DE" fo:font-style="italic" fo:font-weight="normal" officeooo:rsid="0022b049" style:font-style-asian="italic" style:font-weight-asian="normal" style:font-style-complex="italic" style:font-weight-complex="normal"/>
    </style:style>
    <style:style style:name="T234" style:family="text">
      <style:text-properties fo:color="#000000" fo:language="de" fo:country="DE" fo:font-style="italic" fo:font-weight="normal" officeooo:rsid="007bf52a" style:font-style-asian="italic" style:font-weight-asian="normal" style:font-style-complex="italic" style:font-weight-complex="normal"/>
    </style:style>
    <style:style style:name="T235" style:family="text">
      <style:text-properties fo:color="#000000" fo:language="de" fo:country="DE" fo:font-weight="normal" officeooo:rsid="005a871a" style:font-weight-asian="normal" style:font-weight-complex="normal"/>
    </style:style>
    <style:style style:name="T236" style:family="text">
      <style:text-properties fo:color="#000000" fo:language="de" fo:country="DE" fo:font-weight="normal" officeooo:rsid="005f1352" style:font-weight-asian="normal" style:font-weight-complex="normal"/>
    </style:style>
    <style:style style:name="T237" style:family="text">
      <style:text-properties fo:color="#000000" fo:language="de" fo:country="DE" fo:font-weight="normal" officeooo:rsid="005d3806" style:font-weight-asian="normal" style:font-weight-complex="normal"/>
    </style:style>
    <style:style style:name="T238" style:family="text">
      <style:text-properties fo:color="#000000" fo:language="de" fo:country="DE" fo:font-weight="normal" officeooo:rsid="00de8aea" style:font-weight-asian="normal" style:font-weight-complex="normal"/>
    </style:style>
    <style:style style:name="T239" style:family="text">
      <style:text-properties fo:color="#000000" fo:language="de" fo:country="DE" fo:font-weight="normal" officeooo:rsid="0096577d" style:font-weight-asian="normal" style:font-weight-complex="normal"/>
    </style:style>
    <style:style style:name="T240" style:family="text">
      <style:text-properties fo:color="#000000" fo:language="de" fo:country="DE" fo:font-weight="normal" officeooo:rsid="0093fbca" style:font-weight-asian="normal" style:font-weight-complex="normal"/>
    </style:style>
    <style:style style:name="T241" style:family="text">
      <style:text-properties fo:color="#000000" fo:language="de" fo:country="DE" fo:font-weight="normal" officeooo:rsid="0094a8e7" style:font-weight-asian="normal" style:font-weight-complex="normal"/>
    </style:style>
    <style:style style:name="T242" style:family="text">
      <style:text-properties fo:color="#000000" fo:language="de" fo:country="DE" fo:font-weight="normal" officeooo:rsid="009bc615" style:font-weight-asian="normal" style:font-weight-complex="normal"/>
    </style:style>
    <style:style style:name="T243" style:family="text">
      <style:text-properties fo:color="#000000" fo:language="de" fo:country="DE" fo:font-weight="normal" officeooo:rsid="00957f94" style:font-weight-asian="normal" style:font-weight-complex="normal"/>
    </style:style>
    <style:style style:name="T244" style:family="text">
      <style:text-properties fo:color="#000000" fo:language="de" fo:country="DE" fo:font-weight="normal" officeooo:rsid="00e066c9" style:font-weight-asian="normal" style:font-weight-complex="normal"/>
    </style:style>
    <style:style style:name="T245" style:family="text">
      <style:text-properties fo:color="#000000" fo:language="de" fo:country="DE" fo:font-weight="normal" officeooo:rsid="00e25d88" style:font-weight-asian="normal" style:font-weight-complex="normal"/>
    </style:style>
    <style:style style:name="T246" style:family="text">
      <style:text-properties fo:color="#000000" fo:font-style="italic" fo:font-weight="normal" style:font-style-asian="italic" style:font-weight-asian="normal" style:font-style-complex="italic" style:font-weight-complex="normal"/>
    </style:style>
    <style:style style:name="T247" style:family="text">
      <style:text-properties fo:language="de" fo:country="DE" fo:font-weight="normal" officeooo:rsid="00260d35" style:font-weight-asian="normal" style:font-weight-complex="normal"/>
    </style:style>
    <style:style style:name="T248" style:family="text">
      <style:text-properties fo:language="de" fo:country="DE" fo:font-weight="normal" officeooo:rsid="0022f0e3" style:font-weight-asian="normal" style:font-weight-complex="normal"/>
    </style:style>
    <style:style style:name="T249" style:family="text">
      <style:text-properties fo:language="de" fo:country="DE" fo:font-weight="normal" officeooo:rsid="00e25d88" style:font-weight-asian="normal" style:font-weight-complex="normal"/>
    </style:style>
    <style:style style:name="T250" style:family="text">
      <style:text-properties fo:language="de" fo:country="DE" fo:font-style="normal" style:font-style-asian="normal" style:font-style-complex="normal"/>
    </style:style>
    <style:style style:name="T251" style:family="text">
      <style:text-properties fo:language="de" fo:country="DE" fo:font-style="normal" officeooo:rsid="008765b7" style:font-style-asian="normal" style:font-style-complex="normal"/>
    </style:style>
    <style:style style:name="T252" style:family="text">
      <style:text-properties officeooo:rsid="0076a9e4"/>
    </style:style>
    <style:style style:name="T253" style:family="text">
      <style:text-properties officeooo:rsid="007d4dfb"/>
    </style:style>
    <style:style style:name="T254" style:family="text">
      <style:text-properties officeooo:rsid="007bf52a"/>
    </style:style>
    <style:style style:name="T255" style:family="text">
      <style:text-properties officeooo:rsid="0093fbca"/>
    </style:style>
    <style:style style:name="T256" style:family="text">
      <style:text-properties officeooo:rsid="00c8f3e0"/>
    </style:style>
    <style:style style:name="T257" style:family="text">
      <style:text-properties officeooo:rsid="00ca717a"/>
    </style:style>
    <style:style style:name="T258" style:family="text">
      <style:text-properties officeooo:rsid="00d11b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S</text:p>
      <text:h text:style-name="P49" text:outline-level="1">Allgemeiner Aufbau</text:h>
      <text:p text:style-name="P2">Eine Position ist eine Satzmenge, die in den folgenden Berechnungen vorausgesetzt wird. Vor jeder Rechnung wird also jedem Satz dieser Menge der Wahrheitswert TRUE zugewiesen.</text:p>
      <text:p text:style-name="P2">Zu jedem Zeitpunkt wird jeder Person eine Position zugeschrieben. Sie besteht aus 3 Teilmengen:</text:p>
      <text:list xml:id="list2362319703" text:style-name="L1">
        <text:list-item>
          <text:p text:style-name="P36">CH: Satzmenge atomarer Datierungshypothesen</text:p>
        </text:list-item>
        <text:list-item>
          <text:p text:style-name="P36">BK: Satzmenge von Hilfsannahmen</text:p>
        </text:list-item>
        <text:list-item>
          <text:p text:style-name="P36">EV: Satzmenge <text:span text:style-name="T2">von</text:span> Evidenzen</text:p>
        </text:list-item>
      </text:list>
      <text:p text:style-name="P3">Zusätzlich existiert zu jedem Zeitpunkt eine Position geteilter Annahmen (CON). Diese Annahmen werden zu allen Zeitpunkten von allen Personen akzeptiert <text:span text:style-name="T6">und auch bei der Berechnung von </text:span><text:span text:style-name="T6"><draw:g text:anchor-type="as-char" svg:y="-0.18cm" draw:z-index="0" draw:style-name="gr1"><svg:title>TexMaths</svg:title><svg:desc>12§display§\sigma§svg§600§FALSE§</svg:desc><draw:frame draw:style-name="gr2" draw:text-style-name="P54" svg:width="0.255cm" svg:height="0.181cm" svg:x="0cm" svg:y="0cm"><draw:image xlink:href="Pictures/1000040B000000D5000000973C0D0312DA07188D.svg" xlink:type="simple" xlink:show="embed" xlink:actuate="onLoad" loext:mime-type="image/svg+xml"><text:p/></draw:image><draw:image xlink:href="Pictures/1000020100000008000000067D63C07A5210F919.png" xlink:type="simple" xlink:show="embed" xlink:actuate="onLoad" loext:mime-type="image/png"/></draw:frame></draw:g></text:span><text:span text:style-name="T6"><text:s/>vorausgesetzt</text:span>. <text:span text:style-name="T7">(</text:span><text:span text:style-name="T7"><draw:g text:anchor-type="as-char" svg:y="-0.18cm" draw:z-index="1" draw:style-name="gr1"><svg:title>TexMaths</svg:title><svg:desc>12§display§\sigma§svg§600§FALSE§</svg:desc><draw:frame draw:style-name="gr2" draw:text-style-name="P54" svg:width="0.255cm" svg:height="0.181cm" svg:x="0cm" svg:y="0cm"><draw:image xlink:href="Pictures/1000040B000000D5000000973C0D0312DA07188D.svg" xlink:type="simple" xlink:show="embed" xlink:actuate="onLoad" loext:mime-type="image/svg+xml"><text:p/></draw:image><draw:image xlink:href="Pictures/1000020100000008000000067D63C07A5210F919.png" xlink:type="simple" xlink:show="embed" xlink:actuate="onLoad" loext:mime-type="image/png"/></draw:frame></draw:g></text:span><text:span text:style-name="T7"> steht für die Anzahl aller dialektisch konsistenten und vollständigen Positionen auf dialektischer Struktur) . CON enthält keine Datierungshypothesen.</text:span></text:p>
      <text:h text:style-name="P50" text:outline-level="1">Erstellungsregeln</text:h>
      <text:p text:style-name="P10">Bei der Auswahl der Sätze einer Position sollen gleichzeitig folgende Forderungen erfüllt werden:</text:p>
      <text:list xml:id="list4250929570" text:style-name="L2">
        <text:list-item>
          <text:p text:style-name="P37">Minim<text:span text:style-name="T1">iere die </text:span>Anzahl <text:span text:style-name="T1">an </text:span>Sätzen</text:p>
        </text:list-item>
        <text:list-item>
          <text:p text:style-name="P37"><text:span text:style-name="T1">Maximiere das </text:span>Bestätigung<text:span text:style-name="T1">smaß</text:span></text:p>
        </text:list-item>
        <text:list-item>
          <text:p text:style-name="P37"><text:span text:style-name="T2">M</text:span>axim<text:span text:style-name="T1">iere die</text:span> Buchtreue</text:p>
        </text:list-item>
      </text:list>
      <text:p text:style-name="P5">Die Regeln 2 und 3 können in Konflikt geraten. Beispiele hierfür sind folgende Sätze:</text:p>
      <text:list xml:id="list2788222510" text:style-name="L3">
        <text:list-item>
          <text:p text:style-name="P39"><text:span text:style-name="T3">[</text:span>Unbroken Sequence of Devon Strata<text:span text:style-name="T3">]</text:span></text:p>
        </text:list-item>
        <text:list-item>
          <text:p text:style-name="P38"><text:span text:style-name="T4">[Some North Devonian Strata - FA - 2]</text:span> <text:span text:style-name="T3">zum Zeitpunkt S5</text:span></text:p>
        </text:list-item>
      </text:list>
      <text:p text:style-name="P4">zu 1)</text:p>
      <text:p text:style-name="P28">Im Sinne der Buchtreue wird dieser Satz nur einigen Personen zu bestimmten Zeitpunkten unterstellt (DLB und AUS immer, SED ab S7). Für andere Zeitpunkte bzw. Personen gilt jedoch: Falls dieser Satz <text:s/>oder seine Verneinung zur Position hinzukommt, dann wird die Datierung stärker bestätigt (Bsp MUR, SED vor S7)</text:p>
      <text:p text:style-name="P4">zu 2)</text:p>
      <text:p text:style-name="P6">Für S5 gilt: Falls MUR‘s Position diesen Satz enthält, so ist seine Datierung stärker relativ bestätigt. Dies wäre jedoch nicht buchtreu. Im Buch wird MUR‘s Datierung zu diesem Zeitpunkt ein Ad-Hoc-Charakter zugeschrieben. </text:p>
      <text:h text:style-name="P51" text:outline-level="1"><text:soft-page-break/>Positionen <text:span text:style-name="T35">einzelner</text:span> Personen</text:h>
      <text:h text:style-name="Heading_20_2" text:outline-level="2">De la Beche (DLB) <text:span text:style-name="T253">(ab 34.1, S0)</text:span></text:h>
      <text:p text:style-name="P16"><text:span text:style-name="T23">Zentral für </text:span><text:span text:style-name="T19">DLB‘</text:span><text:span text:style-name="T23">s Position ist</text:span><text:span text:style-name="T19"> </text:span><text:span text:style-name="T36">[Carboniferous fossils in pre-ORS strata]. </text:span><text:span text:style-name="T50">Er hält</text:span><text:span text:style-name="T48"> </text:span><text:span text:style-name="T36">v</text:span><text:span text:style-name="T48">on Anfang bis Ende der Debatte </text:span><text:span text:style-name="T50">an dieser Aussage </text:span><text:span text:style-name="T49">fest</text:span><text:span text:style-name="T48">. </text:span><text:span text:style-name="T49">Für ihn ist sie</text:span><text:span text:style-name="T48"> </text:span><text:span text:style-name="T11">eine Existenzaussage, die sich von </text:span><text:span text:style-name="T12">mehreren </text:span><text:span text:style-name="T11">Beispielen ableitet. </text:span><text:span text:style-name="T23">In der REKO, steht </text:span><text:span text:style-name="T41">[Northwest France]</text:span><text:span text:style-name="T11"> </text:span><text:span text:style-name="T23">stellvertretend für alle diese Beispiele. </text:span><text:span text:style-name="T27">Ebenfalls charakteristisch für DLB ist sein Festhalten an [Unbroken Sequence of Devon Strata].</text:span></text:p>
      <text:p text:style-name="P16"><text:span text:style-name="T11">Ob sich DLB zu Beginn der Debatte </text:span><text:span text:style-name="T36">[Characteristic Rock Type Principle] (</text:span><text:span text:style-name="T37">[</text:span><text:span text:style-name="T36">CRTP</text:span><text:span text:style-name="T37">]</text:span><text:span text:style-name="T36">) </text:span><text:span text:style-name="T11">unterstellen lässt, ist fraglich </text:span><text:span text:style-name="T121">(Vergleiche §5.4 S.108)</text:span><text:span text:style-name="T11">. Jedoch wird dies zumindest von MUR behauptet </text:span><text:span text:style-name="T118">(§5.1 S.101)</text:span><text:span text:style-name="T126">. </text:span><text:span text:style-name="T11"><text:s/>Dagegen </text:span><text:span text:style-name="T15">scheinen sich</text:span><text:span text:style-name="T11"> DLB </text:span><text:span text:style-name="T15">und</text:span><text:span text:style-name="T11"> PHI schon früh </text:span><text:span text:style-name="T19">einig </text:span><text:span text:style-name="T11">über </text:span><text:span text:style-name="T16">die Existenz </text:span><text:span text:style-name="T11">lokale</text:span><text:span text:style-name="T16">r</text:span><text:span text:style-name="T11"> Variationen, sowohl was Fauna und Flora, a</text:span><text:span text:style-name="T22">ls</text:span><text:span text:style-name="T11"> auch Sedimentierung angeht </text:span><text:span text:style-name="T119">(Vergleiche §5.7 mit </text:span><text:span text:style-name="T120">§10.5</text:span><text:span text:style-name="T119">)</text:span><text:span text:style-name="T14">.</text:span><text:span text:style-name="T11"> </text:span><text:span text:style-name="T13">Im Moment wird DLB für S0 und S1 unterstellt, dass er </text:span><text:span text:style-name="T38">[</text:span><text:span text:style-name="T37">CRTP</text:span><text:span text:style-name="T38">]</text:span><text:span text:style-name="T13"> akzeptiert und</text:span><text:span text:style-name="T37"> [Characteristic Fossil Principle] ([CFP])</text:span><text:span text:style-name="T13"> ablehnt. Mit der Einführung von [Local Variations – Fauna &amp; Flora] und [Local Varioations – Sedimentation] und de</text:span><text:span text:style-name="T22">ssen</text:span><text:span text:style-name="T13"> Akzeptanz seitens DLBs in S2 wird </text:span><text:span text:style-name="T22">seine </text:span><text:span text:style-name="T13">Ablehung von </text:span><text:span text:style-name="T37">[CRTP] </text:span><text:span text:style-name="T13">und </text:span><text:span text:style-name="T37">[CFP]</text:span><text:span text:style-name="T13"> zwangsläufig.</text:span></text:p>
      <text:p text:style-name="P14"><text:span text:style-name="T175">D</text:span><text:span text:style-name="T174">LB </text:span><text:span text:style-name="T177">betrachtet </text:span><text:span text:style-name="T178">die schottischen ORS-Gesteinsschichten lediglich als lokale Variation </text:span><text:span text:style-name="T88">(</text:span><text:span text:style-name="T89">S.268 § 10.5 </text:span><text:span text:style-name="T90">(S6)</text:span><text:span text:style-name="T88">)</text:span><text:span text:style-name="T176">. </text:span><text:span text:style-name="T180">DLB wird eine Enthaltung </text:span><text:span text:style-name="T188">unterstellt</text:span><text:span text:style-name="T180"> bezüglich aller diskutierten </text:span><text:span text:style-name="T188">Varianten von</text:span><text:span text:style-name="T180"> ORS-CFA bis S6 und </text:span><text:span text:style-name="T188">aller Varianten von</text:span><text:span text:style-name="T180"> ORS-CRT bis S8.</text:span></text:p>
      <text:p text:style-name="P11"><text:span text:style-name="T13"><text:s/></text:span><text:span text:style-name="T17">Mit den Ergebnissen von MUR‘s Devon Campaign konfrontiert, ändert DLB seine Meinung bezüglich der St</text:span><text:span text:style-name="T19">r</text:span><text:span text:style-name="T17">uktur von Devon. Er akzeptiert </text:span><text:span text:style-name="T39">[Culm trough]</text:span><text:span text:style-name="T17"> und </text:span><text:span text:style-name="T39">[Main Culm as Youngest Devonian Strata]</text:span><text:span text:style-name="T17"> (S3). Etwas später </text:span><text:span text:style-name="T19">(S4) </text:span><text:span text:style-name="T17">akzeptiert DLB </text:span><text:span text:style-name="T20">sogar</text:span><text:span text:style-name="T17"> </text:span><text:span text:style-name="T18">MUR‘s LSIL-Datierung einer Non-Culm-Schicht, </text:span><text:span text:style-name="T19">d.h </text:span><text:span text:style-name="T40">[Some Non-Culm as SIL]</text:span><text:span text:style-name="T19">. </text:span></text:p>
      <text:p text:style-name="P12"><text:span text:style-name="T24">Da sich au</text:span><text:span text:style-name="T26">s </text:span><text:span text:style-name="T24">seiner Position </text:span><text:span text:style-name="T26">heraus </text:span><text:span text:style-name="T24">keine plausiblen </text:span><text:span text:style-name="T25">Angriffe auf</text:span><text:span text:style-name="T179"> </text:span><text:span text:style-name="T167">[CFAP – V2]</text:span><text:span text:style-name="T157"> </text:span><text:span text:style-name="T160">bzw. </text:span><text:span text:style-name="T167">[C</text:span><text:span text:style-name="T166">RT</text:span><text:span text:style-name="T167">P – V2]</text:span><text:span text:style-name="T157"> </text:span><text:span text:style-name="T181">konstruieren lassen</text:span><text:span text:style-name="T180">, </text:span><text:span text:style-name="T181">wird angenommen, dass DLB diese beiden Datierungsprinzipien akzeptiert. </text:span><text:span text:style-name="T182">Seine Ablehnung von </text:span><text:span text:style-name="T21">PHI‘s ML-Datierung des Black Culm Limestones (</text:span><text:span text:style-name="T247">BCL) </text:span><text:span text:style-name="T182">ist (unter </text:span><text:span text:style-name="T183">Berücksichtigung</text:span><text:span text:style-name="T182"> </text:span><text:span text:style-name="T191">der geteilten Annahmen </text:span><text:span text:style-name="T193">CON</text:span><text:span text:style-name="T182">) nun gleichbedeutend mit ![BCL – FA].</text:span></text:p>
      <text:p text:style-name="P15"><text:span text:style-name="T199">Bi</text:span><text:span text:style-name="T173">s einschließlich S</text:span><text:span text:style-name="T197">8</text:span><text:span text:style-name="T173"> </text:span><text:span text:style-name="T203">wird </text:span><text:span text:style-name="T173">angenommen, dass </text:span><text:span text:style-name="T199">DLB</text:span><text:span text:style-name="T198"> </text:span><text:span text:style-name="T173">[LP-V2] verneint. Dies ist jedoch nicht zwingend. </text:span><text:span text:style-name="T198">Im Sinne der Buchtreue müsste </text:span><text:span text:style-name="T199">DLB</text:span><text:span text:style-name="T198"> für S8 </text:span><text:span text:style-name="T173">[LP-V2] </text:span><text:span text:style-name="T199">sogar </text:span><text:span text:style-name="T198">unterstellt werden. </text:span><text:span text:style-name="T195">(</text:span><text:span text:style-name="T198">Vergleiche </text:span><text:span text:style-name="T105">S.390 </text:span><text:span text:style-name="T106">§14.4</text:span><text:span text:style-name="T107">) </text:span><text:span text:style-name="T194">Darauf wird aber hier im Moment verzichtet.</text:span></text:p>
      <text:p text:style-name="P13"><text:span text:style-name="T182">Was die Fossilienfunde in Nord-Devon angeht, argumentiert DLB selbst nicht mittels </text:span><text:span text:style-name="T167">[CFAP – V2</text:span><text:span text:style-name="T166">]</text:span><text:span text:style-name="T165">, </text:span><text:span text:style-name="T182">sondern </text:span><text:span text:style-name="T192">nur anhand von </text:span><text:span text:style-name="T231">[Carboniferous fossils in pre-ORS strata]</text:span><text:span text:style-name="T182"> </text:span><text:span text:style-name="T88">(</text:span><text:span text:style-name="T91">S.</text:span><text:span text:style-name="T92">208 </text:span><text:span text:style-name="T91">§</text:span><text:span text:style-name="T92">8.6</text:span><text:span text:style-name="T91"> </text:span><text:span text:style-name="T93">183</text:span><text:span text:style-name="T92">7</text:span><text:span text:style-name="T93"> (S</text:span><text:span text:style-name="T92">5</text:span><text:span text:style-name="T93">)</text:span><text:span text:style-name="T88">)</text:span><text:span text:style-name="T176">. </text:span><text:span text:style-name="T182">Dies wird als Zweifel der Anwendbarkeit von </text:span><text:span text:style-name="T228">[CFAP – V2</text:span><text:span text:style-name="T229">]</text:span><text:span text:style-name="T230"> </text:span><text:span text:style-name="T182">interpretiert,</text:span><text:span text:style-name="T184"> als </text:span><text:span text:style-name="T185">Zweifel daran, dass </text:span><text:span text:style-name="T131">bereits ausreichend Fossilien der Non-Culm-Gesteinsschicht </text:span><text:span text:style-name="T140">zusammengetragen </text:span><text:span text:style-name="T139">wurden</text:span><text:span text:style-name="T131">. </text:span><text:span text:style-name="T138">Ein Hinweis auf diesen Zweifel ist </text:span><text:span text:style-name="T136">DLB‘</text:span><text:span text:style-name="T138">s Bitte an</text:span><text:span text:style-name="T132"> PHI </text:span><text:span text:style-name="T138">nicht nur</text:span><text:span text:style-name="T137"> </text:span><text:span text:style-name="T135">bereits vorhandene </text:span><text:span text:style-name="T134">Fossilienkollektionen zu untersuchen, </text:span><text:span text:style-name="T138">sondern </text:span><text:span text:style-name="T134">selbst </text:span><text:span text:style-name="T132">Fossilien </text:span><text:span text:style-name="T138">vor Ort </text:span><text:span text:style-name="T132">zu sammeln </text:span><text:span text:style-name="T66">(</text:span><text:span text:style-name="T69">S.222 §9.1 OCT 37 (S6) hier Verweis auf Bitte vor 1 Jahr, also OCT 36 (S5) oder </text:span><text:span text:style-name="T67">S.362 §13.5 </text:span><text:span text:style-name="T69">3</text:span><text:span text:style-name="T68">9/40 (S8)</text:span><text:span text:style-name="T66">)</text:span><text:span text:style-name="T133">. </text:span></text:p>
      <text:p text:style-name="P31"><text:span text:style-name="T127">DLB scheint nicht nur AUS‘s Datierung des Great Limestone zu akzeptieren, sondern auch </text:span><text:span text:style-name="T128">seine </text:span><text:span text:style-name="T127">Argumentation</text:span><text:span text:style-name="T159"> </text:span><text:span text:style-name="T94">(</text:span><text:span text:style-name="T95">siehe </text:span><text:span text:style-name="T97">S.222/3 §9.2 oder</text:span><text:span text:style-name="T95"> §10.5</text:span><text:span text:style-name="T96">)</text:span><text:span text:style-name="T157">.</text:span><text:span text:style-name="T158"> </text:span><text:span text:style-name="T186">Dies bedeutet im Moment, dass DLB</text:span><text:span text:style-name="T187"> </text:span><text:span text:style-name="T186">hier seine </text:span><text:soft-page-break/><text:span text:style-name="T186">Meinung </text:span><text:span text:style-name="T189">ändert und nun die Fossilienfunde der Non-Culm-Gesteinsschicht für ausreichend hält </text:span><text:span text:style-name="T204">und </text:span><text:span text:style-name="T234">[CFA - ORS - II – V2] </text:span><text:span text:style-name="T196">vertritt</text:span><text:span text:style-name="T232">.</text:span></text:p>
      <text:p text:style-name="P31"><text:span text:style-name="T189">Um seine zentrale Überzeugung </text:span><text:span text:style-name="T231">[Carboniferous fossils in pre-ORS strata] </text:span><text:span text:style-name="T189">zu stärken, führt er eine neue Hypothese über die zeitliche Reihenfolge der Gesteinsschichten in Devon ein, </text:span><text:span text:style-name="T190">die er im nächsten Zeitschritt durch eine neue Evidenz stützt </text:span><text:span text:style-name="T98">(S.240 §9.7 APR 38 (S7))</text:span><text:span text:style-name="T190">. </text:span><text:span text:style-name="T201">Die neue zeitliche Reihenfolge bedeutet eine Ablehnung von </text:span><text:span text:style-name="T233">[Main Culm as Youngest Devonian Strata]</text:span><text:span text:style-name="T202">. </text:span><text:span text:style-name="T201">Die in S7 neu eingeführte Evidenz über die Struktur der Gesteinsschichten in Devon wird jedoch von niemandem außer DLB selbst akzeptiert.</text:span></text:p>
      <text:p text:style-name="P22"><text:span text:style-name="T250">Am Ende akzeptiert DLB die ORS-Datierung des Non-Culm </text:span><text:span text:style-name="T251">(</text:span><text:span text:style-name="T99">S.390 </text:span><text:span text:style-name="T100">und </text:span><text:span text:style-name="T99">S.366</text:span><text:span text:style-name="T100">)</text:span><text:span text:style-name="T5">.</text:span></text:p>
      <text:h text:style-name="P52" text:outline-level="2">Murchison (MUR) <text:span text:style-name="T253">(ab 34.2, S1)</text:span></text:h>
      <text:p text:style-name="P18"><text:span text:style-name="T23">Zentral für </text:span><text:span text:style-name="T28">MUR</text:span><text:span text:style-name="T19">‘</text:span><text:span text:style-name="T23">s Position ist </text:span><text:span text:style-name="T28">die Ablehung von</text:span><text:span text:style-name="T19"> </text:span><text:span text:style-name="T36">[Carboniferous fossils in pre-ORS strata]</text:span><text:span text:style-name="T48"> </text:span><text:span text:style-name="T55">und die Ablehnung der Datierung anhand von Gesteinsarten </text:span><text:span text:style-name="T58">[CRTP]</text:span><text:span text:style-name="T36">. </text:span><text:span text:style-name="T55">An diesen Überzeugungen </text:span><text:span text:style-name="T50">hält</text:span><text:span text:style-name="T48"> </text:span><text:span text:style-name="T58">er v</text:span><text:span text:style-name="T48">on Anfang bis Ende der Debatte </text:span><text:span text:style-name="T49">fest</text:span><text:span text:style-name="T48">.</text:span></text:p>
      <text:p text:style-name="P23">Was die zeitliche Reihenfolge der Gesteinsschichten in Devon angeht, so ist er stets der Überzeugung, dass der Non-Culm als älteste Schicht aufeinanderfolgend vom Culm Limestone und dem Main Culm überlagert wird.</text:p>
      <text:p text:style-name="P19"><text:span text:style-name="T147">Im Laufe der Debatte ändert sich seine Überzeugung bezüglich einer Lücke in der Sequenz d</text:span><text:span text:style-name="T148">er Gesteinsschichten in Devon. </text:span><text:span text:style-name="T147">Zunächst scheint er überzeugt, dass es eine solche geben muss, kann jedoch keine Evidenz dafür finden. Dies wird hier im Moment als Enthaltung interpretiert. </text:span><text:span text:style-name="T151">(Lassen sich MUR‘s Entwürfe COA.3 und COA.4 sogar als Zweifel an </text:span><text:span text:style-name="T154">der Existenz einer Lücke</text:span><text:span text:style-name="T152"> </text:span><text:span text:style-name="T151">verstehen?</text:span><text:span text:style-name="T150">). </text:span><text:span text:style-name="T147">Spät</text:span><text:span text:style-name="T151">er, ab Zeitschritt S7, </text:span><text:span text:style-name="T153">lässt sich MUR eine eindeutige Haltung gegenüber dieser Aussage zuschreiben. Er bejaht sie. <text:s/>Diese Haltung ist jedoch nicht Teil seiner </text:span><text:span text:style-name="T155">ihm von mir zugeschriebenen </text:span><text:span text:style-name="T153">Position, sondern folgt lediglich aus ihr. </text:span></text:p>
      <text:p text:style-name="P17"><text:span text:style-name="T50">Zentral für </text:span><text:span text:style-name="T54">MUR</text:span><text:span text:style-name="T49">‘</text:span><text:span text:style-name="T50">s Position ist </text:span><text:span text:style-name="T55">auch </text:span><text:span text:style-name="T59">die</text:span><text:span text:style-name="T55"> Datierung anhand einzelner sogenannter charakteristischer Fossilien, [CFP]. Im Laufe der Debatte ändert er seine Einstellung gegenüber [CFP] </text:span><text:span text:style-name="T56">mehrfach</text:span><text:span text:style-name="T55">. </text:span><text:span text:style-name="T56">Zum Einen passiert dies nach Fossilienfunden in Nord-Devon (S5). Hier gibt er kurzfristig </text:span><text:span text:style-name="T55">[CFP] <text:s/></text:span><text:span text:style-name="T56">auf um die neue Evidenz </text:span><text:span text:style-name="T57">in seine Position </text:span><text:span text:style-name="T56">integrieren zu können. Mit dem nächsten Zeitschritt macht er dies jedoch wieder rückgängig. Er kehrt zu </text:span><text:span text:style-name="T55">[CFP] </text:span><text:span text:style-name="T56"><text:s/>zurück. </text:span><text:span text:style-name="T57">Jedoch</text:span><text:span text:style-name="T56"> </text:span><text:span text:style-name="T57">nur um es im nächsten Zeitschritt </text:span><text:span text:style-name="T60">erneut </text:span><text:span text:style-name="T57">aufzugeben.</text:span><text:span text:style-name="T63"> Bis S7 ist [CFP] das einzige Datierungsprinzip das MUR unterstellt wird.</text:span></text:p>
      <text:p text:style-name="P21"><text:span text:style-name="T173">MUR nimmt zum ersten Mal eine ORS-Datierung des Non-Culm </text:span><text:span text:style-name="T220">zum Zeitpunkt S5 </text:span><text:span text:style-name="T173">vor </text:span><text:span text:style-name="T109">(S.</text:span><text:span text:style-name="T108">190</text:span><text:span text:style-name="T109"> §</text:span><text:span text:style-name="T108">8</text:span><text:span text:style-name="T109">.</text:span><text:span text:style-name="T108">2</text:span><text:span text:style-name="T109"> </text:span><text:span text:style-name="T110">JAN</text:span><text:span text:style-name="T109"> 3</text:span><text:span text:style-name="T108">7</text:span><text:span text:style-name="T109"> (S</text:span><text:span text:style-name="T108">5</text:span><text:span text:style-name="T109">)) </text:span><text:span text:style-name="T209">Diese Datierung ermöglicht es ihm angesichts </text:span><text:span text:style-name="T221">eines neuen Fossilienfundes in Nord-Devon,</text:span><text:span text:style-name="T212"> </text:span><text:span text:style-name="T209"><text:s/>an seiner</text:span><text:span text:style-name="T210"> Ablehung von</text:span><text:span text:style-name="T211"> </text:span><text:span text:style-name="T231">[Carboniferous fossils in pre-ORS strata]</text:span><text:span text:style-name="T207"> </text:span><text:span text:style-name="T209">festzuhalten. </text:span><text:span text:style-name="T212">In S5 begründet MUR seine ORS-Datierung </text:span><text:span text:style-name="T209">nicht </text:span><text:span text:style-name="T212">weiter (</text:span><text:span text:style-name="T206"> </text:span><text:span text:style-name="T212">z.B </text:span><text:span text:style-name="T206">durch ein Datierungsprinzip </text:span><text:span text:style-name="T209">oder</text:span><text:span text:style-name="T206"> ein</text:span><text:span text:style-name="T208">e Aussage über</text:span><text:span text:style-name="T206"> die Fauna der ORS-Epoche </text:span><text:span text:style-name="T209">bzw</text:span><text:span text:style-name="T207"> die Fossilienzusammenstellung der betreffenden Gesteinsschicht in Nord-Devon</text:span><text:span text:style-name="T212">).</text:span><text:span text:style-name="T218"> </text:span><text:span text:style-name="T212">Er ist jedoch durch diese </text:span><text:span text:style-name="T209">Datierung </text:span><text:span text:style-name="T212">gezwungen</text:span><text:span text:style-name="T209"> [CFP] aufzugeben. All dies wird noch </text:span><text:span text:style-name="T213">ergänzt </text:span><text:span text:style-name="T209">um die Ablehnung der Datierung seitens SEDs <text:s/>und liefert Hinweise auf MUR‘s im nächsten Schritt, </text:span><text:span text:style-name="T214">S6,</text:span><text:span text:style-name="T209"> vollzogene Kehrtwende: Er nimmt die ORS-Datierung zurück. </text:span><text:span text:style-name="T214">Um nichtsdestotrotz an der </text:span><text:span text:style-name="T210">Ablehung von</text:span><text:span text:style-name="T211"> </text:span><text:span text:style-name="T231">[Carboniferous fossils in pre-ORS strata]</text:span><text:span text:style-name="T207"> </text:span><text:span text:style-name="T209">festzuhalten </text:span><text:span text:style-name="T214">zu </text:span><text:span text:style-name="T215">k</text:span><text:span text:style-name="T214">önnen</text:span><text:span text:style-name="T209"> wird ihm unterstellt, </text:span><text:soft-page-break/><text:span text:style-name="T209">dass er </text:span><text:span text:style-name="T214">sowohl </text:span><text:span text:style-name="T221">die neuen Fossilienfunde sowohl in Nord</text:span><text:span text:style-name="T212"> </text:span><text:span text:style-name="T214">als auch </text:span><text:span text:style-name="T221">in Süd-Devon</text:span><text:span text:style-name="T214"> negiert </text:span><text:span text:style-name="T109">(S.</text:span><text:span text:style-name="T111">225/</text:span><text:span text:style-name="T112">6</text:span><text:span text:style-name="T109"> §</text:span><text:span text:style-name="T111">9</text:span><text:span text:style-name="T109">.</text:span><text:span text:style-name="T111">3</text:span><text:span text:style-name="T109"> </text:span><text:span text:style-name="T111">DEC</text:span><text:span text:style-name="T109"> 3</text:span><text:span text:style-name="T108">7</text:span><text:span text:style-name="T109"> (S</text:span><text:span text:style-name="T111">6</text:span><text:span text:style-name="T109">)) . </text:span><text:span text:style-name="T161">Ab S6</text:span><text:span text:style-name="T215"> datiert MUR den Culm Limestone als ML, </text:span><text:span text:style-name="T222">jedoch ohne weitere Begründung</text:span><text:span text:style-name="T215"> </text:span><text:span text:style-name="T109">(S.</text:span><text:span text:style-name="T113">414 §15.3</text:span><text:span text:style-name="T109">). </text:span></text:p>
      <text:p text:style-name="P20"><text:span text:style-name="T200">Da MUR zunächst </text:span><text:span text:style-name="T205">die Fauna und Flora der SIL-Epoche für deutlich verschieden von den Faunen und Floren der angrenzenden Epochen erklärt, wird ihm unterstellt, dass er [LP] und [LP-V2] ablehnt. Dies ändert sich </text:span><text:span text:style-name="T216">in </text:span><text:span text:style-name="T205">Zeitschritt S7. </text:span><text:span text:style-name="T216">MUR begründet hier seine </text:span><text:span text:style-name="T205">ORS-Datierung des Non-Culm </text:span><text:span text:style-name="T216">mittels des stückweisen Wandels von Floren und Faunen</text:span><text:span text:style-name="T205"> </text:span><text:span text:style-name="T109">(S.2</text:span><text:span text:style-name="T110">63</text:span><text:span text:style-name="T109"> §</text:span><text:span text:style-name="T110">10</text:span><text:span text:style-name="T109">.</text:span><text:span text:style-name="T110">4</text:span><text:span text:style-name="T109"> </text:span><text:span text:style-name="T110">JAN</text:span><text:span text:style-name="T109"> 3</text:span><text:span text:style-name="T110">9</text:span><text:span text:style-name="T109"> (S7))</text:span><text:span text:style-name="T190">. </text:span><text:span text:style-name="T216">Diese Datierung zwingt ihn [CFP] aufzugeben. </text:span><text:span text:style-name="T217">MUR‘s Ansicht nach gibt es also nun keine SIL-Gesteinsschicht mehr in Devon </text:span><text:span text:style-name="T109">(</text:span><text:span text:style-name="T114">vergleiche auch </text:span><text:span text:style-name="T109">S.2</text:span><text:span text:style-name="T114">32</text:span><text:span text:style-name="T109"> §</text:span><text:span text:style-name="T114">9</text:span><text:span text:style-name="T109">.</text:span><text:span text:style-name="T110">4</text:span><text:span text:style-name="T109"> </text:span><text:span text:style-name="T110">JAN</text:span><text:span text:style-name="T109"> 3</text:span><text:span text:style-name="T114">8</text:span><text:span text:style-name="T109"> (S</text:span><text:span text:style-name="T114">6</text:span><text:span text:style-name="T109">))</text:span><text:span text:style-name="T190">. </text:span><text:span text:style-name="T218">Mit der Akzeptanz von </text:span><text:span text:style-name="T205">[LP] </text:span><text:span text:style-name="T216">bzw.</text:span><text:span text:style-name="T218"> </text:span><text:span text:style-name="T205">[LP-V2] </text:span><text:span text:style-name="T218">ist MUR gezwungen das schottischen ORS-Gestein als Referenz für diese Epoche aufzugeben. </text:span><text:span text:style-name="T219">Als neue Referenz für diese Epoche betrachtet er ab S8 das russische ORS-Gestein.</text:span></text:p>
      <text:h text:style-name="P52" text:outline-level="2">Lyell (LYE) <text:span text:style-name="T253">(ab 34.2, S1)</text:span></text:h>
      <text:p text:style-name="P47"><text:span text:style-name="T257">Eine </text:span>zentrale Aussage von LYE‘s Position <text:span text:style-name="T257">ist seine Überzeugung vom stückweisen Wandel der Floren und Faunen, [</text:span><text:span text:style-name="T47">LP]</text:span><text:span text:style-name="T257">. Schon zum Zeitpunkt S1 greift er mittels dieses Prinzips </text:span><text:span text:style-name="T36">[Carboniferous fossils in pre-ORS strata]</text:span><text:span text:style-name="T42"> </text:span><text:span text:style-name="T61">an</text:span><text:span text:style-name="T62"> </text:span><text:span text:style-name="T70">(S.</text:span><text:span text:style-name="T84">100 §5.2 </text:span><text:span text:style-name="T87">und </text:span><text:span text:style-name="T70">S.</text:span><text:span text:style-name="T84">1</text:span><text:span text:style-name="T86">96</text:span><text:span text:style-name="T84"> §</text:span><text:span text:style-name="T86">8</text:span><text:span text:style-name="T84">.</text:span><text:span text:style-name="T86">4</text:span><text:span text:style-name="T70">). </text:span><text:span text:style-name="T257"><text:s/>Er hält an </text:span><text:span text:style-name="T47">[LP] </text:span><text:span text:style-name="T257">fest, fast bis zum Schluss. [LP] legt ihn auf das Datierungsprinzip [</text:span><text:span text:style-name="T47">CFAP]</text:span><text:span text:style-name="T257"> <text:s/>fest und zwingt ihn die Aussage über die Fossilien des schottischen ORS-Gesteins zu verneinen. In S8 ist LYE angesichts des Russischen ORS-Gesteins gezwungen [LP] aufzugeben und durch [LP-V2] zu ersetzen. </text:span></text:p>
      <text:p text:style-name="P34">Es wird angenommen, dass LYE ausschließlich [CFAP] bzw. [CFAP – V2] als Datierungsprinzip akzeptiert <text:span text:style-name="T85">(S.</text:span><text:span text:style-name="T84">1</text:span><text:span text:style-name="T86">96</text:span><text:span text:style-name="T84"> §</text:span><text:span text:style-name="T86">8</text:span><text:span text:style-name="T84">.</text:span><text:span text:style-name="T86">4</text:span><text:span text:style-name="T85">)</text:span>. <text:span text:style-name="T258">Hier bedeutet das, dass LYE annimmt, dass es zu jedem Zeitpunkt in der Erdgeschichte lokale Variationen in der Sedimentierung aber nicht in Flora und Fauna gibt. Darüber hinaus verneint er die Existenz charakteristischer Fossilien, d.h. </text:span><text:span text:style-name="T46">[Characteristic Fossil - Some Time]</text:span><text:span text:style-name="T258">.</text:span></text:p>
      <text:p text:style-name="P25">Was die zeitliche Reihenfolge der Gesteinsschichten in Devon angeht, so ist er stets der Überzeugung, dass der Non-Culm als älteste Schicht aufeinanderfolgend vom Culm Limestone und dem Main Culm überlagert wird.</text:p>
      <text:p text:style-name="P35">Der Verlauf von LYE‘s Datierungshypothesen <text:span text:style-name="T256">orientiert sich an demjenigen von MUR </text:span><text:span text:style-name="T124">(S.415)</text:span><text:span text:style-name="T256">. Die einzige Ausnahme ist Zeitschritt S5. Diese Datierung wurde von MUR jedoch eher im Privaten vorgenommen. Dass LYE sich an MUR orientiert wird, wird ebenfalls in Bezug auf die Evidenzmenge angenommen. Jedenfalls in soweit dies nicht zentralen Überzeugungen von LYE widerspricht (Es handelt sich hierbei nur um zwei Sätze, nämlich </text:span><text:span text:style-name="T46">[SIL Fossils in North Devon] </text:span><text:span text:style-name="T256">und <text:s/></text:span><text:span text:style-name="T46">[Scottish ORS – Fossils]</text:span><text:span text:style-name="T256">. Die zentralen Überzeugungen, die hier den Unterschied machen sind zum Einen [LP] und zum Anderen </text:span><text:span text:style-name="T46">[Characteristic Fossil - Some Time]</text:span><text:span text:style-name="T256">). Es wird unterstellt, dass LYE bereits zum Zeitpunkt S7 MUR‘s ORS-Datierung des Non-Culm übernimmt </text:span><text:span text:style-name="T124">(S.</text:span><text:span text:style-name="T125">290 §11.4 APR 39 (S7)</text:span><text:span text:style-name="T124">)</text:span></text:p>
      <text:p text:style-name="P33">LYE könnte eine wesentlich stärkere Position zu fast allen Zeitpunkten einnehmen, wenn er sich nicht in dieser Weise an MUR anlehnen würde. Als Beispiele sind hier zu nennen die Akzeptanz von PHIs vergleichender Aussage über die Fossilien in Yorkshire und dem Culm Limestone und die damit zwangsläufige ML-Datierung, sowie die Fossilienfunde in in Nord- und Süd-Devon und eine möglcihe ORS-Datierung.</text:p>
      <text:h text:style-name="P52" text:outline-level="2"><text:soft-page-break/>Phillips (PHI) <text:span text:style-name="T253">(ab 34.3, S2)</text:span></text:h>
      <text:p text:style-name="P42"><text:span text:style-name="T11">Z</text:span><text:span text:style-name="T30">entral für PHI‘s Position ist seine Überzeugung, dass es </text:span><text:span text:style-name="T11">lokale Variationen </text:span><text:span text:style-name="T29">geben kann</text:span><text:span text:style-name="T11">, sowohl was Fauna und Flora, a</text:span><text:span text:style-name="T22">ls</text:span><text:span text:style-name="T11"> auch Sedimentierung angeht </text:span><text:span text:style-name="T119">(Vergleiche §5.7)</text:span><text:span text:style-name="T14">. </text:span><text:span text:style-name="T29">Deshalb akzeptiert er auch durchgehend</text:span><text:span text:style-name="T31"> </text:span><text:span text:style-name="T36">[Carboniferous fossils in pre-ORS strata]</text:span><text:span text:style-name="T43">. </text:span></text:p>
      <text:p text:style-name="P43"><text:span text:style-name="T10">Datiert er zunächst noch wie DLB, so ändert sich dies </text:span><text:span text:style-name="T32">im Lichte der Ergebnisse von</text:span><text:span text:style-name="T10"> MUR‘s Devon Campaign. </text:span><text:span text:style-name="T32">Er akzeptiert zunächst</text:span><text:span text:style-name="T17"> </text:span><text:span text:style-name="T39">[Culm trough]</text:span><text:span text:style-name="T17"> und </text:span><text:span text:style-name="T39">[Main Culm as Youngest Devonian Strata]</text:span><text:span text:style-name="T17"> (S3). <text:s/></text:span><text:span text:style-name="T32">Hier wird unterstellt, dass er zu diesem Zeitpunkt noch an DLB‘s Datierung festhält. </text:span></text:p>
      <text:p text:style-name="P43"><text:span text:style-name="T17">Etwas später </text:span><text:span text:style-name="T19">(S4) </text:span><text:span text:style-name="T33">übernimmt </text:span><text:span text:style-name="T32">PHI</text:span><text:span text:style-name="T17"> </text:span><text:span text:style-name="T33">die CM-Datierung des Main Culm nachdem er selbst de</text:span><text:span text:style-name="T34">n</text:span><text:span text:style-name="T32"> Culm Limestone </text:span><text:span text:style-name="T34">anhand einer neuen Evidenz ML datiert</text:span><text:span text:style-name="T32">. Hier wird unterstellt, dass er sich bei d</text:span><text:span text:style-name="T34">ieser </text:span><text:span text:style-name="T32">Datierung des Prinzips </text:span><text:span text:style-name="T34">[</text:span><text:span text:style-name="T167">CFAP – V2]</text:span><text:span text:style-name="T168"> <text:s/></text:span><text:span text:style-name="T169">bedient. </text:span><text:span text:style-name="T170">Da sich au</text:span><text:span text:style-name="T171">s </text:span><text:span text:style-name="T170">seiner Position </text:span><text:span text:style-name="T171">heraus </text:span><text:span text:style-name="T170">keine plausiblen </text:span><text:span text:style-name="T172">Angriffe auf</text:span><text:span text:style-name="T235"> </text:span><text:span text:style-name="T167">[C</text:span><text:span text:style-name="T166">RT</text:span><text:span text:style-name="T167">P – V2]</text:span><text:span text:style-name="T168"> </text:span><text:span text:style-name="T236">konstruieren lassen</text:span><text:span text:style-name="T237">, </text:span><text:span text:style-name="T236">wird angenommen, dass </text:span><text:span text:style-name="T238">PHI auch dieses</text:span><text:span text:style-name="T236"> Datierungsprinzipien akzeptiert. </text:span><text:span text:style-name="T239">Bi</text:span><text:span text:style-name="T240">s einschließlich S</text:span><text:span text:style-name="T241">8</text:span><text:span text:style-name="T240"> </text:span><text:span text:style-name="T242">wird </text:span><text:span text:style-name="T240">angenommen, dass </text:span><text:span text:style-name="T238">PHI</text:span><text:span text:style-name="T243"> </text:span><text:span text:style-name="T240">[LP-V2] verneint. Dies ist jedoch nicht zwingend. </text:span><text:span text:style-name="T243">Im Sinne der Buchtreue </text:span><text:span text:style-name="T238">wird PHI</text:span><text:span text:style-name="T243"> für S8 </text:span><text:span text:style-name="T240">[LP-V2] </text:span><text:span text:style-name="T243">unterstellt </text:span><text:span text:style-name="T238">(</text:span><text:span text:style-name="T115">S.390 </text:span><text:span text:style-name="T116">§14.4</text:span><text:span text:style-name="T117">) </text:span></text:p>
      <text:p text:style-name="P44"><text:span text:style-name="T238">In S4 wird angenommen, dass </text:span><text:span text:style-name="T244">PHI </text:span><text:span text:style-name="T238"><text:s/></text:span><text:span text:style-name="T245">überdies von </text:span><text:span text:style-name="T248">MUR </text:span><text:span text:style-name="T249">die</text:span><text:span text:style-name="T248"> LSIL-Datierung einer Non-Culm-Schicht, </text:span><text:span text:style-name="T19">d.h </text:span><text:span text:style-name="T40">[Some Non-Culm as SIL], </text:span><text:span text:style-name="T32">übernimmt. </text:span><text:span text:style-name="T34">An dieser Datierung der Gesteinsschichten von Devon hält er fest bis einschließlich S7 </text:span><text:span text:style-name="T123">(S412/3</text:span><text:span text:style-name="T122"> </text:span><text:span text:style-name="T123">Fig 15.5 bzw. S.416)</text:span></text:p>
      <text:p text:style-name="P45"><text:span text:style-name="T182">Was die Fossilienfunde in Nord-Devon angeht, </text:span><text:span text:style-name="T223">so wird angenommen, dass PHI wie </text:span><text:span text:style-name="T182">DLB nicht mittels </text:span><text:span text:style-name="T167">[CFAP – V2</text:span><text:span text:style-name="T166">]</text:span><text:span text:style-name="T165">, </text:span><text:span text:style-name="T182">sondern </text:span><text:span text:style-name="T192">nur anhand von </text:span><text:span text:style-name="T231">[Carboniferous fossils in pre-ORS strata]</text:span><text:span text:style-name="T182"> </text:span><text:span text:style-name="T223">argumentiert.</text:span><text:span text:style-name="T176"> </text:span><text:span text:style-name="T223">Es wird unterstellt, dass PHI bis zur Fertigstellung seiner eigenen Sammlung negiert, dass bereits </text:span><text:span text:style-name="T131">ausreichend Fossilien </text:span><text:span text:style-name="T156">und Gesteinsproben</text:span><text:span text:style-name="T131"> der Non-Culm-Gesteinsschicht </text:span><text:span text:style-name="T140">zusammengetragen </text:span><text:span text:style-name="T139">wurden</text:span><text:span text:style-name="T131">. </text:span></text:p>
      <text:p text:style-name="P46"><text:span text:style-name="T156">Im Gegensatz zu </text:span><text:span text:style-name="T127">DLB </text:span><text:span text:style-name="T129">macht sich PHI</text:span><text:span text:style-name="T127"> <text:s/>AUS‘s Datierung des Great Limestone </text:span><text:span text:style-name="T224">nicht zu eigen</text:span><text:span text:style-name="T162"> </text:span><text:span text:style-name="T103">(</text:span><text:span text:style-name="T104">§10.3) </text:span><text:span text:style-name="T162">Das wird ihm hier als Verneinung der Evidenz [South Devonian Fossil Fauna] ausgelegt. </text:span><text:span text:style-name="T225">Am Ende akzeptiert </text:span><text:span text:style-name="T224">er jedoch </text:span><text:span text:style-name="T225">die ORS-Datierung des Non-Culm, </text:span><text:span text:style-name="T224">nicht zuletzt aufgrund seiner eigenen Sammlung </text:span><text:span text:style-name="T103">(</text:span><text:span text:style-name="T104">§14.1)</text:span><text:span text:style-name="T162">. </text:span></text:p>
      <text:p text:style-name="P48"><text:span text:style-name="T164">PHI</text:span><text:span text:style-name="T227"> </text:span><text:span text:style-name="T224">könnte eine wesentlich stärkere Position zu fast allen Zeitpunkten einnehmen, wenn er </text:span><text:span text:style-name="T227">nicht derart skeptisch in Bezug auf die Fossiliensammlung des Non-Culm wäre.</text:span></text:p>
      <text:h text:style-name="P53" text:outline-level="2">Sedgwick (SED) <text:span text:style-name="T253">(ab 36.1, S3)</text:span></text:h>
      <text:p text:style-name="P26">SED teilt mit DLB und PHI über den ganzen Verlauf der Debatte die Überzeugung<text:span text:style-name="T252">en</text:span> <text:span text:style-name="T36">[Carboniferous fossils in pre-ORS strata]</text:span><text:span text:style-name="T48">, </text:span><text:span text:style-name="T51">[Local Variations – Fauna &amp; Flora] und [Local Varioations – Sedimentation]. </text:span><text:span text:style-name="T52">Ersteres lässt sich leicht bel</text:span><text:span text:style-name="T53">e</text:span><text:span text:style-name="T52">gen </text:span><text:span text:style-name="T71">(</text:span><text:span text:style-name="T72">S.</text:span><text:span text:style-name="T74">108</text:span><text:span text:style-name="T72"> §</text:span><text:span text:style-name="T74">5</text:span><text:span text:style-name="T72">.</text:span><text:span text:style-name="T74">4</text:span><text:span text:style-name="T72"> </text:span><text:span text:style-name="T73">183</text:span><text:span text:style-name="T74">5</text:span><text:span text:style-name="T73"> (S</text:span><text:span text:style-name="T74">2</text:span><text:span text:style-name="T73">)</text:span><text:span text:style-name="T71">)</text:span><text:span text:style-name="T133">. </text:span><text:span text:style-name="T141">Die beiden letzteren Aussagen werden ihm </text:span><text:span text:style-name="T143">zugeschrieben, da er alle Datierungsregeln, die nicht auf dem Prinzip der Superposition beruhen, für nicht zwingend hält. <text:s/></text:span><text:span text:style-name="T145">An dieser</text:span><text:span text:style-name="T144"> Überzeugung </text:span><text:span text:style-name="T145">hält</text:span><text:span text:style-name="T144"> er fast bis zum Ende</text:span><text:span text:style-name="T142"> </text:span><text:span text:style-name="T145">fest </text:span><text:span text:style-name="T71">(</text:span><text:span text:style-name="T72">S.</text:span><text:span text:style-name="T74">108</text:span><text:span text:style-name="T72"> §</text:span><text:span text:style-name="T74">5</text:span><text:span text:style-name="T72">.</text:span><text:span text:style-name="T74">4</text:span><text:span text:style-name="T72"> </text:span><text:span text:style-name="T73">3</text:span><text:span text:style-name="T74">5</text:span><text:span text:style-name="T73"> (S</text:span><text:span text:style-name="T74">2</text:span><text:span text:style-name="T73">) </text:span><text:span text:style-name="T77">oder S.191 §8.2 JAN 37 (S5)</text:span><text:span text:style-name="T73"> </text:span><text:span text:style-name="T75">oder S.225 §9.3 DEZ 37 (S6) oder S.239 §9.7 APR 38 </text:span><text:span text:style-name="T76">(S6)</text:span><text:span text:style-name="T71">)</text:span><text:span text:style-name="T133">. </text:span></text:p>
      <text:p text:style-name="P26"><text:span text:style-name="T147">PHI‘s ML-Datierung des Black Culm Limestone wird von SED akzeptiert </text:span><text:span text:style-name="T79">(S.416 $15.3)</text:span></text:p>
      <text:p text:style-name="P26"><text:span text:style-name="T146">Hier wird SED unterstellt, dass er das schottische ORS-Gestein fast bis zum Ende als Referenz ansieht </text:span><text:span text:style-name="T78">(</text:span><text:span text:style-name="T77">S.19</text:span><text:span text:style-name="T78">0</text:span><text:span text:style-name="T77"> §8.2 JAN 37 (S5)</text:span><text:span text:style-name="T78">)</text:span><text:span text:style-name="T146">.</text:span></text:p>
      <text:p text:style-name="P24"><text:soft-page-break/>Was die zeitliche Reihenfolge der Gesteinsschichten in Devon angeht, so ist er stets der Überzeugung, dass der Non-Culm als älteste Schicht aufeinanderfolgend vom Culm Limestone und dem Main Culm überlagert wird.</text:p>
      <text:p text:style-name="P27"><text:span text:style-name="T147">Im Laufe der Debatte ändert sich seine Überzeugung bezüglich einer Lücke in der Sequenz d</text:span><text:span text:style-name="T148">er Gesteinsschichten in Devon. </text:span><text:span text:style-name="T147">Zunächst scheint er überzeugt, dass es eine solche geben muss, kann jedoch keine Evidenz dafür finden. Dies wird hier im Moment als Enthaltung interpretiert. Später schließt er sich der Meinung an, dass die Sequenz ungebrochen ist </text:span><text:span text:style-name="T78">(</text:span><text:span text:style-name="T77">S.</text:span><text:span text:style-name="T79">244 §9.8 MAY 38 (S7)</text:span><text:span text:style-name="T78">)</text:span><text:span text:style-name="T146">. </text:span><text:span text:style-name="T147">Im Zuge dessen ändert sich auch seine Datierung der Gesteinsschichten in Devon </text:span><text:span text:style-name="T149">(DEV.2b)</text:span><text:span text:style-name="T147">.</text:span></text:p>
      <text:p text:style-name="P32"><text:span text:style-name="T147">Z</text:span><text:span text:style-name="T130">unächst widersetzt SED sich einer ORS-Datierung des Devon Non-Culm. Entschieden lehnt er </text:span><text:span text:style-name="T246">[South Devon Fossil Fauna]</text:span><text:span text:style-name="T130"> ab </text:span><text:span text:style-name="T78">(</text:span><text:span text:style-name="T77">S.</text:span><text:span text:style-name="T79">244 §9.8 MAY 38 (S7)</text:span><text:span text:style-name="T78">). </text:span><text:span text:style-name="T147">A</text:span><text:span text:style-name="T149">m Ende akzeptiert SED die ORS-Datierung des Devon Non-Culm, nicht zuletzt aufgrund von MUR‘s Russian Campaign <text:s/></text:span><text:span text:style-name="T83">(S.416 §15.3) </text:span></text:p>
      <text:p text:style-name="P32"><text:span text:style-name="T194">Am Ende lässt sich ihm sogar die Akzeptanz von [LP -V2] unterstellen, d.h. die Überzeugung vom stückweisen Wandel der Fauna und Flora. </text:span><text:span text:style-name="T195">(</text:span><text:span text:style-name="T99">S.390</text:span><text:span text:style-name="T101">) </text:span><text:span text:style-name="T194">Darauf wird aber hier im Moment verzichtet.</text:span></text:p>
      <text:h text:style-name="P53" text:outline-level="2">Austen (AUS) <text:span text:style-name="T253">(ab 37.2, S6)</text:span></text:h>
      <text:p text:style-name="P29">Zum Einen ist sich AUS mit DLB darüber einig, dass es stets lokale Variationen in Fauna und Flora sowie bei der Sedimentierung gab <text:span text:style-name="T70">(</text:span><text:span text:style-name="T80">z.B. S.371 §14.1</text:span><text:span text:style-name="T70">)</text:span>. Zum Anderen ist er genauso der Meinung, dass die Sequenz der Gesteinsschichten in Devon ungebrochen ist <text:span text:style-name="T70">(S.227 §9.3 </text:span><text:span text:style-name="T82">DEC 37 (S6)</text:span><text:span text:style-name="T70">)</text:span>.</text:p>
      <text:p text:style-name="P30">AUS datiert sowohl anhand von Fossilien<text:span text:style-name="T81"> (S.227 §9.3 </text:span><text:span text:style-name="T82">DEC 37 (S6)</text:span><text:span text:style-name="T81">) </text:span>als auch Gesteinsart<text:span text:style-name="T255">en </text:span><text:span text:style-name="T81">(S.2</text:span><text:span text:style-name="T70">38</text:span><text:span text:style-name="T81"> §9.</text:span><text:span text:style-name="T70">6 38.1 (S6)</text:span><text:span text:style-name="T81">)</text:span><text:span text:style-name="T254">. Obwohl er </text:span><text:span text:style-name="T44">[CFA - ORS - II – V2] </text:span><text:span text:style-name="T64">vertritt</text:span><text:span text:style-name="T45">, </text:span><text:span text:style-name="T64">wird </text:span><text:span text:style-name="T65">b</text:span><text:span text:style-name="T196">is einschließlich S</text:span><text:span text:style-name="T197">8</text:span><text:span text:style-name="T196"> angenommen, dass </text:span><text:span text:style-name="T198">AUS </text:span><text:span text:style-name="T196">[LP-V2] verneint. Dies ist jedoch nicht zwingend. </text:span><text:span text:style-name="T198">Im Sinne der Buchtreue müsste AUS für S8 </text:span><text:span text:style-name="T196">[LP-V2] </text:span><text:span text:style-name="T198">unterstellt werden. </text:span><text:span text:style-name="T195">(</text:span><text:span text:style-name="T198">Vergleiche </text:span><text:span text:style-name="T99">S.390 </text:span><text:span text:style-name="T102">§14.4</text:span><text:span text:style-name="T101">) </text:span><text:span text:style-name="T194">Darauf wird aber hier im Moment verzichtet .</text:span></text:p>
      <text:p text:style-name="P30"><text:span text:style-name="T194"><text:s/></text:span><text:span text:style-name="T200">Was die zeitliche Reihenfolge der Gesteinsschichten in Devon angeht, so ist er stets der Überzeugung, dass der Non-Culm als älteste Schicht aufeinanderfolgend vom Culm Limestone und dem Main Culm überlagert wird.</text:span></text:p>
      <text:h text:style-name="P50" text:outline-level="1">Auslassungen</text:h>
      <text:p text:style-name="P7">Folgende Personen wurden nicht berücksichtigt: </text:p>
      <text:list xml:id="list1993839221" text:style-name="L4">
        <text:list-item>
          <text:p text:style-name="P40">Weaver (WEA) </text:p>
        </text:list-item>
        <text:list-item>
          <text:p text:style-name="P40">Williams (WIL)</text:p>
        </text:list-item>
      </text:list>
      <text:p text:style-name="P7">Zu 1) </text:p>
      <text:p text:style-name="P8">WEA trägt nichts Neues bei, <text:span text:style-name="T8">außer eine Datierung zum Zeitpunkt S8, die einem von allen anderen geteilten Satz widerspricht, nämlich [Standard Sequence]. </text:span></text:p>
      <text:p text:style-name="P8">Zunächst beschränkt er sich auf Aussagen über Nordirland <text:span text:style-name="T8">(§4.4, §5.6)</text:span>. Dieses Fallbeispiel ist im Moment ausgelassen. Zum Zeitpunkt S6 datiert er gemäß COA (§9.2 ,§9.4) . <text:span text:style-name="T8">Letztlich, zum Zeitpunkt S8, schlägt er vor den Non-Culm zwischen ORS und SIL zu datieren (§13.5). Dies ist unmöglich gegeben die von allen anderen geteilte Definition der Standard Sequenz.</text:span></text:p>
      <text:p text:style-name="P9"><text:soft-page-break/>Zu 2)</text:p>
      <text:p text:style-name="P9">WIL trägt zu der Debatte durch seine Fossilienfunde <text:span text:style-name="T9">und Strukturbeobachtungen</text:span> in Devon bei. </text:p>
      <text:p text:style-name="P9">Zunächst datiert WIL gemäß GRE (§6.2, §7.3, §9.1). Als zum Zeitpunkt S7 DEV.3 vorgeschlagen wird, lehnt er es ab, ändert <text:span text:style-name="T9">jedoch</text:span> seine Position gemäß GRE.3b, <text:span text:style-name="T9">er hält die Sequenz für ungebrochen und den Main Culm - <text:s/>ORS alt <text:s/>- für die jüngste Gesteinsschicht. Letztlich legt er sich auf eine Position fest, die Beobachtungsaussagen über die Struktur der Gesteinsschichten in Devon enthält, die von niemanden geteilt werden</text:span></text:p>
      <text:list xml:id="list2928045046" text:style-name="L5">
        <text:list-item>
          <text:p text:style-name="P41">Ablehnung von [Culm Trough]</text:p>
        </text:list-item>
        <text:list-item>
          <text:p text:style-name="P41">Akzeptanz [Culm Sadd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3:27:06.643527411</meta:creation-date>
    <dc:date>2020-09-01T13:00:02.007852436</dc:date>
    <meta:editing-duration>PT12H51M29S</meta:editing-duration>
    <meta:editing-cycles>167</meta:editing-cycles>
    <meta:generator>LibreOffice/6.1.5.2$Linux_X86_64 LibreOffice_project/10$Build-2</meta:generator>
    <meta:document-statistic meta:table-count="0" meta:image-count="0" meta:object-count="0" meta:page-count="7" meta:paragraph-count="77" meta:word-count="2615" meta:character-count="17518" meta:non-whitespace-character-count="14937"/>
  </office:meta>
</office:document-meta>
</file>